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9.9953in"/>
    </style:style>
    <style:style style:name="co5" style:family="table-column">
      <style:table-column-properties fo:break-before="auto" style:column-width="1.4118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3.5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5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516in" fo:break-before="auto" style:use-optimal-row-height="true"/>
    </style:style>
    <style:style style:name="ro3" style:family="table-row">
      <style:table-row-properties style:row-height="0.4575in" fo:break-before="auto" style:use-optimal-row-height="true"/>
    </style:style>
    <style:style style:name="ro4" style:family="table-row">
      <style:table-row-properties style:row-height="0.6043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89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ype</text:p>
          </table:table-cell>
          <table:table-cell table:style-name="ce7" office:value-type="string" calcext:value-type="string">
            <text:p><text:s/>Number</text:p>
          </table:table-cell>
          <table:table-cell table:style-name="ce1" office:value-type="string" calcext:value-type="string">
            <text:p>Requiremen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2]=&quot;&quot;; &quot;&quot;;COM.MICROSOFT.CONCAT(&quot;R&quot;; TEXT( ROW()-1; &quot;000&quot;); &quot;[&quot;; [.$A2]; &quot;]&quot;; IF([.$B2]=&quot;&quot;;&quot;&quot;;COM.MICROSOFT.CONCAT(&quot;(&quot;; [.$B2]; &quot;)&quot;))))" office:value-type="string" office:string-value="R001[1](C)" calcext:value-type="string">
            <text:p>R001[1](C)</text:p>
          </table:table-cell>
          <table:table-cell office:value-type="string" calcext:value-type="string">
            <text:p>When given a “left” input the main character shall move left at the speed parameter specified by a variabl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3]=&quot;&quot;; &quot;&quot;;COM.MICROSOFT.CONCAT(&quot;R&quot;; TEXT( ROW()-1; &quot;000&quot;); &quot;[&quot;; [.$A3]; &quot;]&quot;; IF([.$B3]=&quot;&quot;;&quot;&quot;;COM.MICROSOFT.CONCAT(&quot;(&quot;; [.$B3]; &quot;)&quot;))))" office:value-type="string" office:string-value="R002[1](C)" calcext:value-type="string">
            <text:p>R002[1](C)</text:p>
          </table:table-cell>
          <table:table-cell office:value-type="string" calcext:value-type="string">
            <text:p>When given a “right” input the main character shall move right at the speed parameter specified by a variabl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4]=&quot;&quot;; &quot;&quot;;COM.MICROSOFT.CONCAT(&quot;R&quot;; TEXT( ROW()-1; &quot;000&quot;); &quot;[&quot;; [.$A4]; &quot;]&quot;; IF([.$B4]=&quot;&quot;;&quot;&quot;;COM.MICROSOFT.CONCAT(&quot;(&quot;; [.$B4]; &quot;)&quot;))))" office:value-type="string" office:string-value="R003[1](C)" calcext:value-type="string">
            <text:p>R003[1](C)</text:p>
          </table:table-cell>
          <table:table-cell office:value-type="string" calcext:value-type="string">
            <text:p>When given a “forward” input the main character shall move away from the camera at the speed parameter specified by a variabl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5]=&quot;&quot;; &quot;&quot;;COM.MICROSOFT.CONCAT(&quot;R&quot;; TEXT( ROW()-1; &quot;000&quot;); &quot;[&quot;; [.$A5]; &quot;]&quot;; IF([.$B5]=&quot;&quot;;&quot;&quot;;COM.MICROSOFT.CONCAT(&quot;(&quot;; [.$B5]; &quot;)&quot;))))" office:value-type="string" office:string-value="R004[1](C)" calcext:value-type="string">
            <text:p>R004[1](C)</text:p>
          </table:table-cell>
          <table:table-cell office:value-type="string" calcext:value-type="string">
            <text:p>When given a “backward” input the main character shall move towards the camera at the speed parameter specified by a variabl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6]=&quot;&quot;; &quot;&quot;;COM.MICROSOFT.CONCAT(&quot;R&quot;; TEXT( ROW()-1; &quot;000&quot;); &quot;[&quot;; [.$A6]; &quot;]&quot;; IF([.$B6]=&quot;&quot;;&quot;&quot;;COM.MICROSOFT.CONCAT(&quot;(&quot;; [.$B6]; &quot;)&quot;))))" office:value-type="string" office:string-value="R005[1](C)" calcext:value-type="string">
            <text:p>R005[1](C)</text:p>
          </table:table-cell>
          <table:table-cell office:value-type="string" calcext:value-type="string">
            <text:p>When given a “attack” input the main character shall initiate a attack moti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7]=&quot;&quot;; &quot;&quot;;COM.MICROSOFT.CONCAT(&quot;R&quot;; TEXT( ROW()-1; &quot;000&quot;); &quot;[&quot;; [.$A7]; &quot;]&quot;; IF([.$B7]=&quot;&quot;;&quot;&quot;;COM.MICROSOFT.CONCAT(&quot;(&quot;; [.$B7]; &quot;)&quot;))))" office:value-type="string" office:string-value="R006[1](C)" calcext:value-type="string">
            <text:p>R006[1](C)</text:p>
          </table:table-cell>
          <table:table-cell office:value-type="string" calcext:value-type="string">
            <text:p>When given a “attack” input a hit box will appear that will damage other entities within the collision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8]=&quot;&quot;; &quot;&quot;;COM.MICROSOFT.CONCAT(&quot;R&quot;; TEXT( ROW()-1; &quot;000&quot;); &quot;[&quot;; [.$A8]; &quot;]&quot;; IF([.$B8]=&quot;&quot;;&quot;&quot;;COM.MICROSOFT.CONCAT(&quot;(&quot;; [.$B8]; &quot;)&quot;))))" office:value-type="string" office:string-value="R007[1](C)" calcext:value-type="string">
            <text:p>R007[1](C)</text:p>
          </table:table-cell>
          <table:table-cell office:value-type="string" calcext:value-type="string">
            <text:p>When given a “ability” input the main character shall initiate the ability to be used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9]=&quot;&quot;; &quot;&quot;;COM.MICROSOFT.CONCAT(&quot;R&quot;; TEXT( ROW()-1; &quot;000&quot;); &quot;[&quot;; [.$A9]; &quot;]&quot;; IF([.$B9]=&quot;&quot;;&quot;&quot;;COM.MICROSOFT.CONCAT(&quot;(&quot;; [.$B9]; &quot;)&quot;))))" office:value-type="string" office:string-value="R008[1](C)" calcext:value-type="string">
            <text:p>R008[1](C)</text:p>
          </table:table-cell>
          <table:table-cell office:value-type="string" calcext:value-type="string">
            <text:p>When given a “inventory” input the game will show the inventory of the main character per that run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10]=&quot;&quot;; &quot;&quot;;COM.MICROSOFT.CONCAT(&quot;R&quot;; TEXT( ROW()-1; &quot;000&quot;); &quot;[&quot;; [.$A10]; &quot;]&quot;; IF([.$B10]=&quot;&quot;;&quot;&quot;;COM.MICROSOFT.CONCAT(&quot;(&quot;; [.$B10]; &quot;)&quot;))))" office:value-type="string" office:string-value="R009[1](C)" calcext:value-type="string">
            <text:p>R009[1](C)</text:p>
          </table:table-cell>
          <table:table-cell office:value-type="string" calcext:value-type="string">
            <text:p>When given a “pause” input the pause menu will show up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11]=&quot;&quot;; &quot;&quot;;COM.MICROSOFT.CONCAT(&quot;R&quot;; TEXT( ROW()-1; &quot;000&quot;); &quot;[&quot;; [.$A11]; &quot;]&quot;; IF([.$B11]=&quot;&quot;;&quot;&quot;;COM.MICROSOFT.CONCAT(&quot;(&quot;; [.$B11]; &quot;)&quot;))))" office:value-type="string" office:string-value="R010[1](C)" calcext:value-type="string">
            <text:p>R010[1](C)</text:p>
          </table:table-cell>
          <table:table-cell office:value-type="string" calcext:value-type="string">
            <text:p>When given a “pause” input the game will paus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</text:p>
          </table:table-cell>
          <table:table-cell table:style-name="ce4" table:formula="of:=IF([.A12]=&quot;&quot;; &quot;&quot;;COM.MICROSOFT.CONCAT(&quot;R&quot;; TEXT( ROW()-1; &quot;000&quot;); &quot;[&quot;; [.$A12]; &quot;]&quot;; IF([.$B12]=&quot;&quot;;&quot;&quot;;COM.MICROSOFT.CONCAT(&quot;(&quot;; [.$B12]; &quot;)&quot;))))" office:value-type="string" office:string-value="R011[1](E)" calcext:value-type="string">
            <text:p>R011[1](E)</text:p>
          </table:table-cell>
          <table:table-cell office:value-type="string" calcext:value-type="string">
            <text:p>Enemies will track the enemy once they spawn i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</text:p>
          </table:table-cell>
          <table:table-cell table:style-name="ce4" table:formula="of:=IF([.A13]=&quot;&quot;; &quot;&quot;;COM.MICROSOFT.CONCAT(&quot;R&quot;; TEXT( ROW()-1; &quot;000&quot;); &quot;[&quot;; [.$A13]; &quot;]&quot;; IF([.$B13]=&quot;&quot;;&quot;&quot;;COM.MICROSOFT.CONCAT(&quot;(&quot;; [.$B13]; &quot;)&quot;))))" office:value-type="string" office:string-value="R012[1](E)" calcext:value-type="string">
            <text:p>R012[1](E)</text:p>
          </table:table-cell>
          <table:table-cell office:value-type="string" calcext:value-type="string">
            <text:p>Enemies will attack the main character once they are close enough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14]=&quot;&quot;; &quot;&quot;;COM.MICROSOFT.CONCAT(&quot;R&quot;; TEXT( ROW()-1; &quot;000&quot;); &quot;[&quot;; [.$A14]; &quot;]&quot;; IF([.$B14]=&quot;&quot;;&quot;&quot;;COM.MICROSOFT.CONCAT(&quot;(&quot;; [.$B14]; &quot;)&quot;))))" office:value-type="string" office:string-value="R013[2](C)" calcext:value-type="string">
            <text:p>R013[2](C)</text:p>
          </table:table-cell>
          <table:table-cell office:value-type="string" calcext:value-type="string">
            <text:p>When given consecutive “attack” inputs the main character will give different attack animation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15]=&quot;&quot;; &quot;&quot;;COM.MICROSOFT.CONCAT(&quot;R&quot;; TEXT( ROW()-1; &quot;000&quot;); &quot;[&quot;; [.$A15]; &quot;]&quot;; IF([.$B15]=&quot;&quot;;&quot;&quot;;COM.MICROSOFT.CONCAT(&quot;(&quot;; [.$B15]; &quot;)&quot;))))" office:value-type="string" office:string-value="R014[1](G)" calcext:value-type="string">
            <text:p>R014[1](G)</text:p>
          </table:table-cell>
          <table:table-cell office:value-type="string" calcext:value-type="string">
            <text:p>Game will start with a Menu Scree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16]=&quot;&quot;; &quot;&quot;;COM.MICROSOFT.CONCAT(&quot;R&quot;; TEXT( ROW()-1; &quot;000&quot;); &quot;[&quot;; [.$A16]; &quot;]&quot;; IF([.$B16]=&quot;&quot;;&quot;&quot;;COM.MICROSOFT.CONCAT(&quot;(&quot;; [.$B16]; &quot;)&quot;))))" office:value-type="string" office:string-value="R015[1](G)" calcext:value-type="string">
            <text:p>R015[1](G)</text:p>
          </table:table-cell>
          <table:table-cell office:value-type="string" calcext:value-type="string">
            <text:p>Menu Screen will have a play button that will start the player in the first level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17]=&quot;&quot;; &quot;&quot;;COM.MICROSOFT.CONCAT(&quot;R&quot;; TEXT( ROW()-1; &quot;000&quot;); &quot;[&quot;; [.$A17]; &quot;]&quot;; IF([.$B17]=&quot;&quot;;&quot;&quot;;COM.MICROSOFT.CONCAT(&quot;(&quot;; [.$B17]; &quot;)&quot;))))" office:value-type="string" office:string-value="R016[1](G)" calcext:value-type="string">
            <text:p>R016[1](G)</text:p>
          </table:table-cell>
          <table:table-cell office:value-type="string" calcext:value-type="string">
            <text:p>Menu Screen will have a quit button that will exit the gam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18]=&quot;&quot;; &quot;&quot;;COM.MICROSOFT.CONCAT(&quot;R&quot;; TEXT( ROW()-1; &quot;000&quot;); &quot;[&quot;; [.$A18]; &quot;]&quot;; IF([.$B18]=&quot;&quot;;&quot;&quot;;COM.MICROSOFT.CONCAT(&quot;(&quot;; [.$B18]; &quot;)&quot;))))" office:value-type="string" office:string-value="R017[2](G)" calcext:value-type="string">
            <text:p>R017[2](G)</text:p>
          </table:table-cell>
          <table:table-cell office:value-type="string" calcext:value-type="string">
            <text:p>Menu Screen will have a high score butt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</text:p>
          </table:table-cell>
          <table:table-cell table:style-name="ce4" table:formula="of:=IF([.A19]=&quot;&quot;; &quot;&quot;;COM.MICROSOFT.CONCAT(&quot;R&quot;; TEXT( ROW()-1; &quot;000&quot;); &quot;[&quot;; [.$A19]; &quot;]&quot;; IF([.$B19]=&quot;&quot;;&quot;&quot;;COM.MICROSOFT.CONCAT(&quot;(&quot;; [.$B19]; &quot;)&quot;))))" office:value-type="string" office:string-value="R018[1](W)" calcext:value-type="string">
            <text:p>R018[1](W)</text:p>
          </table:table-cell>
          <table:table-cell office:value-type="string" calcext:value-type="string">
            <text:p>Next wave of enemies will appear after all enemies defeate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</text:p>
          </table:table-cell>
          <table:table-cell table:style-name="ce4" table:formula="of:=IF([.A20]=&quot;&quot;; &quot;&quot;;COM.MICROSOFT.CONCAT(&quot;R&quot;; TEXT( ROW()-1; &quot;000&quot;); &quot;[&quot;; [.$A20]; &quot;]&quot;; IF([.$B20]=&quot;&quot;;&quot;&quot;;COM.MICROSOFT.CONCAT(&quot;(&quot;; [.$B20]; &quot;)&quot;))))" office:value-type="string" office:string-value="R019[1](E)" calcext:value-type="string">
            <text:p>R019[1](E)</text:p>
          </table:table-cell>
          <table:table-cell office:value-type="string" calcext:value-type="string">
            <text:p>Enemy count of enemies will be determined by an array specified by a variabl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4" table:formula="of:=IF([.A21]=&quot;&quot;; &quot;&quot;;COM.MICROSOFT.CONCAT(&quot;R&quot;; TEXT( ROW()-1; &quot;000&quot;); &quot;[&quot;; [.$A21]; &quot;]&quot;; IF([.$B21]=&quot;&quot;;&quot;&quot;;COM.MICROSOFT.CONCAT(&quot;(&quot;; [.$B21]; &quot;)&quot;))))" office:value-type="string" office:string-value="R020[1](S)" calcext:value-type="string">
            <text:p>R020[1](S)</text:p>
          </table:table-cell>
          <table:table-cell office:value-type="string" calcext:value-type="string">
            <text:p>Every time a enemy is hit the score counter will increase by the current score multiplier times the current enemy value specified by a variabl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4" table:formula="of:=IF([.A22]=&quot;&quot;; &quot;&quot;;COM.MICROSOFT.CONCAT(&quot;R&quot;; TEXT( ROW()-1; &quot;000&quot;); &quot;[&quot;; [.$A22]; &quot;]&quot;; IF([.$B22]=&quot;&quot;;&quot;&quot;;COM.MICROSOFT.CONCAT(&quot;(&quot;; [.$B22]; &quot;)&quot;))))" office:value-type="string" office:string-value="R021[1](S)" calcext:value-type="string">
            <text:p>R021[1](S)</text:p>
          </table:table-cell>
          <table:table-cell office:value-type="string" calcext:value-type="string">
            <text:p>Every time a enemy is hit the score multiplier will increase by one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4" table:formula="of:=IF([.A23]=&quot;&quot;; &quot;&quot;;COM.MICROSOFT.CONCAT(&quot;R&quot;; TEXT( ROW()-1; &quot;000&quot;); &quot;[&quot;; [.$A23]; &quot;]&quot;; IF([.$B23]=&quot;&quot;;&quot;&quot;;COM.MICROSOFT.CONCAT(&quot;(&quot;; [.$B23]; &quot;)&quot;))))" office:value-type="string" office:string-value="R022[1](S)" calcext:value-type="string">
            <text:p>R022[1](S)</text:p>
          </table:table-cell>
          <table:table-cell office:value-type="string" calcext:value-type="string">
            <text:p>Every time the main character is hit the score multiplier will decrease back to one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24]=&quot;&quot;; &quot;&quot;;COM.MICROSOFT.CONCAT(&quot;R&quot;; TEXT( ROW()-1; &quot;000&quot;); &quot;[&quot;; [.$A24]; &quot;]&quot;; IF([.$B24]=&quot;&quot;;&quot;&quot;;COM.MICROSOFT.CONCAT(&quot;(&quot;; [.$B24]; &quot;)&quot;))))" office:value-type="string" office:string-value="R023[1](C)" calcext:value-type="string">
            <text:p>R023[1](C)</text:p>
          </table:table-cell>
          <table:table-cell office:value-type="string" calcext:value-type="string">
            <text:p>Every time the main character is hit their health value will decrease by the enemy’s attack value minus the main character’s defense value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25]=&quot;&quot;; &quot;&quot;;COM.MICROSOFT.CONCAT(&quot;R&quot;; TEXT( ROW()-1; &quot;000&quot;); &quot;[&quot;; [.$A25]; &quot;]&quot;; IF([.$B25]=&quot;&quot;;&quot;&quot;;COM.MICROSOFT.CONCAT(&quot;(&quot;; [.$B25]; &quot;)&quot;))))" office:value-type="string" office:string-value="R024[1](G)" calcext:value-type="string">
            <text:p>R024[1](G)</text:p>
          </table:table-cell>
          <table:table-cell office:value-type="string" calcext:value-type="string">
            <text:p>Once the main character’s health reaches 0 the game stops and the final score is show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</text:p>
          </table:table-cell>
          <table:table-cell table:style-name="ce4" table:formula="of:=IF([.A26]=&quot;&quot;; &quot;&quot;;COM.MICROSOFT.CONCAT(&quot;R&quot;; TEXT( ROW()-1; &quot;000&quot;); &quot;[&quot;; [.$A26]; &quot;]&quot;; IF([.$B26]=&quot;&quot;;&quot;&quot;;COM.MICROSOFT.CONCAT(&quot;(&quot;; [.$B26]; &quot;)&quot;))))" office:value-type="string" office:string-value="R025[1](W)" calcext:value-type="string">
            <text:p>R025[1](W)</text:p>
          </table:table-cell>
          <table:table-cell office:value-type="string" calcext:value-type="string">
            <text:p>After a specified amount of waves determined by a number a door will show up that will start the next level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4" table:formula="of:=IF([.A27]=&quot;&quot;; &quot;&quot;;COM.MICROSOFT.CONCAT(&quot;R&quot;; TEXT( ROW()-1; &quot;000&quot;); &quot;[&quot;; [.$A27]; &quot;]&quot;; IF([.$B27]=&quot;&quot;;&quot;&quot;;COM.MICROSOFT.CONCAT(&quot;(&quot;; [.$B27]; &quot;)&quot;))))" office:value-type="string" office:string-value="R026[1](B)" calcext:value-type="string">
            <text:p>R026[1](B)</text:p>
          </table:table-cell>
          <table:table-cell office:value-type="string" calcext:value-type="string">
            <text:p>After each wave the shopkeeper will appear and sell items for the player to buy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4" table:formula="of:=IF([.A28]=&quot;&quot;; &quot;&quot;;COM.MICROSOFT.CONCAT(&quot;R&quot;; TEXT( ROW()-1; &quot;000&quot;); &quot;[&quot;; [.$A28]; &quot;]&quot;; IF([.$B28]=&quot;&quot;;&quot;&quot;;COM.MICROSOFT.CONCAT(&quot;(&quot;; [.$B28]; &quot;)&quot;))))" office:value-type="string" office:string-value="R027[1](S)" calcext:value-type="string">
            <text:p>R027[1](S)</text:p>
          </table:table-cell>
          <table:table-cell office:value-type="string" calcext:value-type="string">
            <text:p>The main character will be able to use their score counter to buy items from the shopkeeper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4" table:formula="of:=IF([.A29]=&quot;&quot;; &quot;&quot;;COM.MICROSOFT.CONCAT(&quot;R&quot;; TEXT( ROW()-1; &quot;000&quot;); &quot;[&quot;; [.$A29]; &quot;]&quot;; IF([.$B29]=&quot;&quot;;&quot;&quot;;COM.MICROSOFT.CONCAT(&quot;(&quot;; [.$B29]; &quot;)&quot;))))" office:value-type="string" office:string-value="R028[1](B)" calcext:value-type="string">
            <text:p>R028[1](B)</text:p>
          </table:table-cell>
          <table:table-cell office:value-type="string" calcext:value-type="string">
            <text:p>Price of items will be determined by the wave count * a scalar determined per item specified by a variable + the amount of copies that the player currently owns + the base price of the ite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4" table:formula="of:=IF([.A30]=&quot;&quot;; &quot;&quot;;COM.MICROSOFT.CONCAT(&quot;R&quot;; TEXT( ROW()-1; &quot;000&quot;); &quot;[&quot;; [.$A30]; &quot;]&quot;; IF([.$B30]=&quot;&quot;;&quot;&quot;;COM.MICROSOFT.CONCAT(&quot;(&quot;; [.$B30]; &quot;)&quot;))))" office:value-type="string" office:string-value="R029[1](B)" calcext:value-type="string">
            <text:p>R029[1](B)</text:p>
          </table:table-cell>
          <table:table-cell office:value-type="string" calcext:value-type="string">
            <text:p>Once player hits the button in front of the item they want, the amount of score shown will be used to buy the ite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4" table:formula="of:=IF([.A31]=&quot;&quot;; &quot;&quot;;COM.MICROSOFT.CONCAT(&quot;R&quot;; TEXT( ROW()-1; &quot;000&quot;); &quot;[&quot;; [.$A31]; &quot;]&quot;; IF([.$B31]=&quot;&quot;;&quot;&quot;;COM.MICROSOFT.CONCAT(&quot;(&quot;; [.$B31]; &quot;)&quot;))))" office:value-type="string" office:string-value="R030[1](B)" calcext:value-type="string">
            <text:p>R030[1](B)</text:p>
          </table:table-cell>
          <table:table-cell office:value-type="string" calcext:value-type="string">
            <text:p>The items that will appear in the shop will be chosen out a pool of available upgrades that will be determined by the ability they have plus the universal upgrad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</text:p>
          </table:table-cell>
          <table:table-cell table:style-name="ce4" table:formula="of:=IF([.A32]=&quot;&quot;; &quot;&quot;;COM.MICROSOFT.CONCAT(&quot;R&quot;; TEXT( ROW()-1; &quot;000&quot;); &quot;[&quot;; [.$A32]; &quot;]&quot;; IF([.$B32]=&quot;&quot;;&quot;&quot;;COM.MICROSOFT.CONCAT(&quot;(&quot;; [.$B32]; &quot;)&quot;))))" office:value-type="string" office:string-value="R031[1](U)" calcext:value-type="string">
            <text:p>R031[1](U)</text:p>
          </table:table-cell>
          <table:table-cell office:value-type="string" calcext:value-type="string">
            <text:p>Health, Attack, Defense, Attack Speed, and Speed stats upgrade will increase each respective stat by one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4" table:formula="of:=IF([.A33]=&quot;&quot;; &quot;&quot;;COM.MICROSOFT.CONCAT(&quot;R&quot;; TEXT( ROW()-1; &quot;000&quot;); &quot;[&quot;; [.$A33]; &quot;]&quot;; IF([.$B33]=&quot;&quot;;&quot;&quot;;COM.MICROSOFT.CONCAT(&quot;(&quot;; [.$B33]; &quot;)&quot;))))" office:value-type="string" office:string-value="R032[1](A)" calcext:value-type="string">
            <text:p>R032[1](A)</text:p>
          </table:table-cell>
          <table:table-cell office:value-type="string" calcext:value-type="string">
            <text:p>The projectile will get the location of the nearest enemy and will travel to that location in a straight lin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4" table:formula="of:=IF([.A34]=&quot;&quot;; &quot;&quot;;COM.MICROSOFT.CONCAT(&quot;R&quot;; TEXT( ROW()-1; &quot;000&quot;); &quot;[&quot;; [.$A34]; &quot;]&quot;; IF([.$B34]=&quot;&quot;;&quot;&quot;;COM.MICROSOFT.CONCAT(&quot;(&quot;; [.$B34]; &quot;)&quot;))))" office:value-type="string" office:string-value="R033[1](A)" calcext:value-type="string">
            <text:p>R033[1](A)</text:p>
          </table:table-cell>
          <table:table-cell office:value-type="string" calcext:value-type="string">
            <text:p>The projectile will get destroyed when it hits an enemy or a wall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4" table:formula="of:=IF([.A35]=&quot;&quot;; &quot;&quot;;COM.MICROSOFT.CONCAT(&quot;R&quot;; TEXT( ROW()-1; &quot;000&quot;); &quot;[&quot;; [.$A35]; &quot;]&quot;; IF([.$B35]=&quot;&quot;;&quot;&quot;;COM.MICROSOFT.CONCAT(&quot;(&quot;; [.$B35]; &quot;)&quot;))))" office:value-type="string" office:string-value="R034[1](A)" calcext:value-type="string">
            <text:p>R034[1](A)</text:p>
          </table:table-cell>
          <table:table-cell office:value-type="string" calcext:value-type="string">
            <text:p>The swing ability will provide a hitbox in front of the character in a wider range than his normal hitbox that will last for a time specified by a variable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</text:p>
          </table:table-cell>
          <table:table-cell table:style-name="ce4" table:formula="of:=IF([.A36]=&quot;&quot;; &quot;&quot;;COM.MICROSOFT.CONCAT(&quot;R&quot;; TEXT( ROW()-1; &quot;000&quot;); &quot;[&quot;; [.$A36]; &quot;]&quot;; IF([.$B36]=&quot;&quot;;&quot;&quot;;COM.MICROSOFT.CONCAT(&quot;(&quot;; [.$B36]; &quot;)&quot;))))" office:value-type="string" office:string-value="R035[1](E)" calcext:value-type="string">
            <text:p>R035[1](E)</text:p>
          </table:table-cell>
          <table:table-cell office:value-type="string" calcext:value-type="string">
            <text:p>Every time an enemy is hit their health will decrease by the hitbox’s attack value minus their own defense value.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</text:p>
          </table:table-cell>
          <table:table-cell table:style-name="ce4" table:formula="of:=IF([.A37]=&quot;&quot;; &quot;&quot;;COM.MICROSOFT.CONCAT(&quot;R&quot;; TEXT( ROW()-1; &quot;000&quot;); &quot;[&quot;; [.$A37]; &quot;]&quot;; IF([.$B37]=&quot;&quot;;&quot;&quot;;COM.MICROSOFT.CONCAT(&quot;(&quot;; [.$B37]; &quot;)&quot;))))" office:value-type="string" office:string-value="R036[2](C)" calcext:value-type="string">
            <text:p>R036[2](C)</text:p>
          </table:table-cell>
          <table:table-cell office:value-type="string" calcext:value-type="string">
            <text:p>When given a “special movement” input the character will preform a special movement that allows them to move a distance predetermined by a variable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38]=&quot;&quot;; &quot;&quot;;COM.MICROSOFT.CONCAT(&quot;R&quot;; TEXT( ROW()-1; &quot;000&quot;); &quot;[&quot;; [.$A38]; &quot;]&quot;; IF([.$B38]=&quot;&quot;;&quot;&quot;;COM.MICROSOFT.CONCAT(&quot;(&quot;; [.$B38]; &quot;)&quot;))))" office:value-type="string" office:string-value="R037[1](G)" calcext:value-type="string">
            <text:p>R037[1](G)</text:p>
          </table:table-cell>
          <table:table-cell office:value-type="string" calcext:value-type="string">
            <text:p>Menu Screen will have a controls butt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39]=&quot;&quot;; &quot;&quot;;COM.MICROSOFT.CONCAT(&quot;R&quot;; TEXT( ROW()-1; &quot;000&quot;); &quot;[&quot;; [.$A39]; &quot;]&quot;; IF([.$B39]=&quot;&quot;;&quot;&quot;;COM.MICROSOFT.CONCAT(&quot;(&quot;; [.$B39]; &quot;)&quot;))))" office:value-type="string" office:string-value="R038[1](G)" calcext:value-type="string">
            <text:p>R038[1](G)</text:p>
          </table:table-cell>
          <table:table-cell office:value-type="string" calcext:value-type="string">
            <text:p>When the control button is hit the player will be able to view the controls of the gam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40]=&quot;&quot;; &quot;&quot;;COM.MICROSOFT.CONCAT(&quot;R&quot;; TEXT( ROW()-1; &quot;000&quot;); &quot;[&quot;; [.$A40]; &quot;]&quot;; IF([.$B40]=&quot;&quot;;&quot;&quot;;COM.MICROSOFT.CONCAT(&quot;(&quot;; [.$B40]; &quot;)&quot;))))" office:value-type="string" office:string-value="R039[2](G)" calcext:value-type="string">
            <text:p>R039[2](G)</text:p>
          </table:table-cell>
          <table:table-cell office:value-type="string" calcext:value-type="string">
            <text:p>The player will be able to adjust the controls of the game when in control scree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41]=&quot;&quot;; &quot;&quot;;COM.MICROSOFT.CONCAT(&quot;R&quot;; TEXT( ROW()-1; &quot;000&quot;); &quot;[&quot;; [.$A41]; &quot;]&quot;; IF([.$B41]=&quot;&quot;;&quot;&quot;;COM.MICROSOFT.CONCAT(&quot;(&quot;; [.$B41]; &quot;)&quot;))))" office:value-type="string" office:string-value="R040[1](G)" calcext:value-type="string">
            <text:p>R040[1](G)</text:p>
          </table:table-cell>
          <table:table-cell office:value-type="string" calcext:value-type="string">
            <text:p>The pause menu will have a controls butt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42]=&quot;&quot;; &quot;&quot;;COM.MICROSOFT.CONCAT(&quot;R&quot;; TEXT( ROW()-1; &quot;000&quot;); &quot;[&quot;; [.$A42]; &quot;]&quot;; IF([.$B42]=&quot;&quot;;&quot;&quot;;COM.MICROSOFT.CONCAT(&quot;(&quot;; [.$B42]; &quot;)&quot;))))" office:value-type="string" office:string-value="R041[1](G)" calcext:value-type="string">
            <text:p>R041[1](G)</text:p>
          </table:table-cell>
          <table:table-cell office:value-type="string" calcext:value-type="string">
            <text:p>The player will be able to see their health on the top left of their scree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43]=&quot;&quot;; &quot;&quot;;COM.MICROSOFT.CONCAT(&quot;R&quot;; TEXT( ROW()-1; &quot;000&quot;); &quot;[&quot;; [.$A43]; &quot;]&quot;; IF([.$B43]=&quot;&quot;;&quot;&quot;;COM.MICROSOFT.CONCAT(&quot;(&quot;; [.$B43]; &quot;)&quot;))))" office:value-type="string" office:string-value="R042[1](G)" calcext:value-type="string">
            <text:p>R042[1](G)</text:p>
          </table:table-cell>
          <table:table-cell office:value-type="string" calcext:value-type="string">
            <text:p>The player will be able to see their score on the top left of their scree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44]=&quot;&quot;; &quot;&quot;;COM.MICROSOFT.CONCAT(&quot;R&quot;; TEXT( ROW()-1; &quot;000&quot;); &quot;[&quot;; [.$A44]; &quot;]&quot;; IF([.$B44]=&quot;&quot;;&quot;&quot;;COM.MICROSOFT.CONCAT(&quot;(&quot;; [.$B44]; &quot;)&quot;))))" office:value-type="string" office:string-value="R043[1](G)" calcext:value-type="string">
            <text:p>R043[1](G)</text:p>
          </table:table-cell>
          <table:table-cell office:value-type="string" calcext:value-type="string">
            <text:p>The player will be able to see their score multiplier under the total scor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</text:p>
          </table:table-cell>
          <table:table-cell table:style-name="ce4" table:formula="of:=IF([.A45]=&quot;&quot;; &quot;&quot;;COM.MICROSOFT.CONCAT(&quot;R&quot;; TEXT( ROW()-1; &quot;000&quot;); &quot;[&quot;; [.$A45]; &quot;]&quot;; IF([.$B45]=&quot;&quot;;&quot;&quot;;COM.MICROSOFT.CONCAT(&quot;(&quot;; [.$B45]; &quot;)&quot;))))" office:value-type="string" office:string-value="R044[3](E)" calcext:value-type="string">
            <text:p>R044[3](E)</text:p>
          </table:table-cell>
          <table:table-cell office:value-type="string" calcext:value-type="string">
            <text:p>Enemies will have a chance to drop ability upgrades depending on the luck value specified by a main character’s variabl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46]=&quot;&quot;; &quot;&quot;;COM.MICROSOFT.CONCAT(&quot;R&quot;; TEXT( ROW()-1; &quot;000&quot;); &quot;[&quot;; [.$A46]; &quot;]&quot;; IF([.$B46]=&quot;&quot;;&quot;&quot;;COM.MICROSOFT.CONCAT(&quot;(&quot;; [.$B46]; &quot;)&quot;))))" office:value-type="string" office:string-value="R045[1](G)" calcext:value-type="string">
            <text:p>R045[1](G)</text:p>
          </table:table-cell>
          <table:table-cell office:value-type="string" calcext:value-type="string">
            <text:p>Obstacles will be present in the game that stop the player but can be broken to open up an area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</text:p>
          </table:table-cell>
          <table:table-cell table:style-name="ce4" table:formula="of:=IF([.A47]=&quot;&quot;; &quot;&quot;;COM.MICROSOFT.CONCAT(&quot;R&quot;; TEXT( ROW()-1; &quot;000&quot;); &quot;[&quot;; [.$A47]; &quot;]&quot;; IF([.$B47]=&quot;&quot;;&quot;&quot;;COM.MICROSOFT.CONCAT(&quot;(&quot;; [.$B47]; &quot;)&quot;))))" office:value-type="string" office:string-value="R046[2](E)" calcext:value-type="string">
            <text:p>R046[2](E)</text:p>
          </table:table-cell>
          <table:table-cell office:value-type="string" calcext:value-type="string">
            <text:p>Enemies can break obstacles in their way to get to the player.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4" table:formula="of:=IF([.A48]=&quot;&quot;; &quot;&quot;;COM.MICROSOFT.CONCAT(&quot;R&quot;; TEXT( ROW()-1; &quot;000&quot;); &quot;[&quot;; [.$A48]; &quot;]&quot;; IF([.$B48]=&quot;&quot;;&quot;&quot;;COM.MICROSOFT.CONCAT(&quot;(&quot;; [.$B48]; &quot;)&quot;))))" office:value-type="string" office:string-value="R047[1](S)" calcext:value-type="string">
            <text:p>R047[1](S)</text:p>
          </table:table-cell>
          <table:table-cell office:value-type="string" calcext:value-type="string">
            <text:p>There will be a button the player could press near the shopkeeper to continue onto the next wav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49]=&quot;&quot;; &quot;&quot;;COM.MICROSOFT.CONCAT(&quot;R&quot;; TEXT( ROW()-1; &quot;000&quot;); &quot;[&quot;; [.$A49]; &quot;]&quot;; IF([.$B49]=&quot;&quot;;&quot;&quot;;COM.MICROSOFT.CONCAT(&quot;(&quot;; [.$B49]; &quot;)&quot;))))" office:value-type="string" office:string-value="R048[1](G)" calcext:value-type="string">
            <text:p>R048[1](G)</text:p>
          </table:table-cell>
          <table:table-cell office:value-type="string" calcext:value-type="string">
            <text:p>The player will be able to see their current time on the top right of the screen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50]=&quot;&quot;; &quot;&quot;;COM.MICROSOFT.CONCAT(&quot;R&quot;; TEXT( ROW()-1; &quot;000&quot;); &quot;[&quot;; [.$A50]; &quot;]&quot;; IF([.$B50]=&quot;&quot;;&quot;&quot;;COM.MICROSOFT.CONCAT(&quot;(&quot;; [.$B50]; &quot;)&quot;))))" office:value-type="string" office:string-value="R049[3](G)" calcext:value-type="string">
            <text:p>R049[3](G)</text:p>
          </table:table-cell>
          <table:table-cell office:value-type="string" calcext:value-type="string">
            <text:p>The player will be able to see their current ability on the bottom center of the screen with an icon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51]=&quot;&quot;; &quot;&quot;;COM.MICROSOFT.CONCAT(&quot;R&quot;; TEXT( ROW()-1; &quot;000&quot;); &quot;[&quot;; [.$A51]; &quot;]&quot;; IF([.$B51]=&quot;&quot;;&quot;&quot;;COM.MICROSOFT.CONCAT(&quot;(&quot;; [.$B51]; &quot;)&quot;))))" office:value-type="string" office:string-value="R050[3](G)" calcext:value-type="string">
            <text:p>R050[3](G)</text:p>
          </table:table-cell>
          <table:table-cell office:value-type="string" calcext:value-type="string">
            <text:p>The player will be able to see their current stats on the bottom left of the screen 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52]=&quot;&quot;; &quot;&quot;;COM.MICROSOFT.CONCAT(&quot;R&quot;; TEXT( ROW()-1; &quot;000&quot;); &quot;[&quot;; [.$A52]; &quot;]&quot;; IF([.$B52]=&quot;&quot;;&quot;&quot;;COM.MICROSOFT.CONCAT(&quot;(&quot;; [.$B52]; &quot;)&quot;))))" office:value-type="string" office:string-value="R051[2](G)" calcext:value-type="string">
            <text:p>R051[2](G)</text:p>
          </table:table-cell>
          <table:table-cell office:value-type="string" calcext:value-type="string">
            <text:p>Upon entering a level new music will start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53]=&quot;&quot;; &quot;&quot;;COM.MICROSOFT.CONCAT(&quot;R&quot;; TEXT( ROW()-1; &quot;000&quot;); &quot;[&quot;; [.$A53]; &quot;]&quot;; IF([.$B53]=&quot;&quot;;&quot;&quot;;COM.MICROSOFT.CONCAT(&quot;(&quot;; [.$B53]; &quot;)&quot;))))" office:value-type="string" office:string-value="R052[2](G)" calcext:value-type="string">
            <text:p>R052[2](G)</text:p>
          </table:table-cell>
          <table:table-cell office:value-type="string" calcext:value-type="string">
            <text:p>Upon starting the game music will start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54]=&quot;&quot;; &quot;&quot;;COM.MICROSOFT.CONCAT(&quot;R&quot;; TEXT( ROW()-1; &quot;000&quot;); &quot;[&quot;; [.$A54]; &quot;]&quot;; IF([.$B54]=&quot;&quot;;&quot;&quot;;COM.MICROSOFT.CONCAT(&quot;(&quot;; [.$B54]; &quot;)&quot;))))" office:value-type="string" office:string-value="R053[2](G)" calcext:value-type="string">
            <text:p>R053[2](G)</text:p>
          </table:table-cell>
          <table:table-cell office:value-type="string" calcext:value-type="string">
            <text:p>Upon reaching low health music will start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55]=&quot;&quot;; &quot;&quot;;COM.MICROSOFT.CONCAT(&quot;R&quot;; TEXT( ROW()-1; &quot;000&quot;); &quot;[&quot;; [.$A55]; &quot;]&quot;; IF([.$B55]=&quot;&quot;;&quot;&quot;;COM.MICROSOFT.CONCAT(&quot;(&quot;; [.$B55]; &quot;)&quot;))))" office:value-type="string" office:string-value="R054[2](G)" calcext:value-type="string">
            <text:p>R054[2](G)</text:p>
          </table:table-cell>
          <table:table-cell office:value-type="string" calcext:value-type="string">
            <text:p>Upon hitting something music will start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</text:p>
          </table:table-cell>
          <table:table-cell table:style-name="ce4" table:formula="of:=IF([.A56]=&quot;&quot;; &quot;&quot;;COM.MICROSOFT.CONCAT(&quot;R&quot;; TEXT( ROW()-1; &quot;000&quot;); &quot;[&quot;; [.$A56]; &quot;]&quot;; IF([.$B56]=&quot;&quot;;&quot;&quot;;COM.MICROSOFT.CONCAT(&quot;(&quot;; [.$B56]; &quot;)&quot;))))" office:value-type="string" office:string-value="R055[3](L)" calcext:value-type="string">
            <text:p>R055[3](L)</text:p>
          </table:table-cell>
          <table:table-cell office:value-type="string" calcext:value-type="string">
            <text:p>The second to last level will have a laser that can be blocked by walls shooting throughout the level.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</text:p>
          </table:table-cell>
          <table:table-cell table:style-name="ce4" table:formula="of:=IF([.A57]=&quot;&quot;; &quot;&quot;;COM.MICROSOFT.CONCAT(&quot;R&quot;; TEXT( ROW()-1; &quot;000&quot;); &quot;[&quot;; [.$A57]; &quot;]&quot;; IF([.$B57]=&quot;&quot;;&quot;&quot;;COM.MICROSOFT.CONCAT(&quot;(&quot;; [.$B57]; &quot;)&quot;))))" office:value-type="string" office:string-value="R056[2](E)" calcext:value-type="string">
            <text:p>R056[2](E)</text:p>
          </table:table-cell>
          <table:table-cell office:value-type="string" calcext:value-type="string">
            <text:p>Upon reaching the final level the player will encounter a boss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</text:p>
          </table:table-cell>
          <table:table-cell table:style-name="ce4" table:formula="of:=IF([.A58]=&quot;&quot;; &quot;&quot;;COM.MICROSOFT.CONCAT(&quot;R&quot;; TEXT( ROW()-1; &quot;000&quot;); &quot;[&quot;; [.$A58]; &quot;]&quot;; IF([.$B58]=&quot;&quot;;&quot;&quot;;COM.MICROSOFT.CONCAT(&quot;(&quot;; [.$B58]; &quot;)&quot;))))" office:value-type="string" office:string-value="R057[2](E)" calcext:value-type="string">
            <text:p>R057[2](E)</text:p>
          </table:table-cell>
          <table:table-cell office:value-type="string" calcext:value-type="string">
            <text:p>The boss will have two attacks that will target the player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</text:p>
          </table:table-cell>
          <table:table-cell table:style-name="ce4" table:formula="of:=IF([.A59]=&quot;&quot;; &quot;&quot;;COM.MICROSOFT.CONCAT(&quot;R&quot;; TEXT( ROW()-1; &quot;000&quot;); &quot;[&quot;; [.$A59]; &quot;]&quot;; IF([.$B59]=&quot;&quot;;&quot;&quot;;COM.MICROSOFT.CONCAT(&quot;(&quot;; [.$B59]; &quot;)&quot;))))" office:value-type="string" office:string-value="R058[2](E)" calcext:value-type="string">
            <text:p>R058[2](E)</text:p>
          </table:table-cell>
          <table:table-cell office:value-type="string" calcext:value-type="string">
            <text:p>Boss will only take damage upon finishing an attack when it is weak with the same formula as a regular enemy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</text:p>
          </table:table-cell>
          <table:table-cell table:style-name="ce4" table:formula="of:=IF([.A60]=&quot;&quot;; &quot;&quot;;COM.MICROSOFT.CONCAT(&quot;R&quot;; TEXT( ROW()-1; &quot;000&quot;); &quot;[&quot;; [.$A60]; &quot;]&quot;; IF([.$B60]=&quot;&quot;;&quot;&quot;;COM.MICROSOFT.CONCAT(&quot;(&quot;; [.$B60]; &quot;)&quot;))))" office:value-type="string" office:string-value="R059[2](E)" calcext:value-type="string">
            <text:p>R059[2](E)</text:p>
          </table:table-cell>
          <table:table-cell office:value-type="string" calcext:value-type="string">
            <text:p>Once boss is dead a Win menu can show stopping the gam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61]=&quot;&quot;; &quot;&quot;;COM.MICROSOFT.CONCAT(&quot;R&quot;; TEXT( ROW()-1; &quot;000&quot;); &quot;[&quot;; [.$A61]; &quot;]&quot;; IF([.$B61]=&quot;&quot;;&quot;&quot;;COM.MICROSOFT.CONCAT(&quot;(&quot;; [.$B61]; &quot;)&quot;))))" office:value-type="string" office:string-value="R060[3](G)" calcext:value-type="string">
            <text:p>R060[3](G)</text:p>
          </table:table-cell>
          <table:table-cell office:value-type="string" calcext:value-type="string">
            <text:p>Once on win player will have the option to continue the gam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62]=&quot;&quot;; &quot;&quot;;COM.MICROSOFT.CONCAT(&quot;R&quot;; TEXT( ROW()-1; &quot;000&quot;); &quot;[&quot;; [.$A62]; &quot;]&quot;; IF([.$B62]=&quot;&quot;;&quot;&quot;;COM.MICROSOFT.CONCAT(&quot;(&quot;; [.$B62]; &quot;)&quot;))))" office:value-type="string" office:string-value="R061[2](G)" calcext:value-type="string">
            <text:p>R061[2](G)</text:p>
          </table:table-cell>
          <table:table-cell office:value-type="string" calcext:value-type="string">
            <text:p>Enemies will become harder to defeat and will deal more damage the more levels the player beats.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</text:p>
          </table:table-cell>
          <table:table-cell table:style-name="ce4" table:formula="of:=IF([.A63]=&quot;&quot;; &quot;&quot;;COM.MICROSOFT.CONCAT(&quot;R&quot;; TEXT( ROW()-1; &quot;000&quot;); &quot;[&quot;; [.$A63]; &quot;]&quot;; IF([.$B63]=&quot;&quot;;&quot;&quot;;COM.MICROSOFT.CONCAT(&quot;(&quot;; [.$B63]; &quot;)&quot;))))" office:value-type="string" office:string-value="R062[3](G)" calcext:value-type="string">
            <text:p>R062[3](G)</text:p>
          </table:table-cell>
          <table:table-cell office:value-type="string" calcext:value-type="string">
            <text:p>Different types of enemies will appear to attack the player.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</text:p>
          </table:table-cell>
          <table:table-cell table:style-name="ce4" table:formula="of:=IF([.A64]=&quot;&quot;; &quot;&quot;;COM.MICROSOFT.CONCAT(&quot;R&quot;; TEXT( ROW()-1; &quot;000&quot;); &quot;[&quot;; [.$A64]; &quot;]&quot;; IF([.$B64]=&quot;&quot;;&quot;&quot;;COM.MICROSOFT.CONCAT(&quot;(&quot;; [.$B64]; &quot;)&quot;))))" office:value-type="string" office:string-value="R063[3](A)" calcext:value-type="string">
            <text:p>R063[3](A)</text:p>
          </table:table-cell>
          <table:table-cell office:value-type="string" calcext:value-type="string">
            <text:p>A ground pound ability to allow the player to attack within a radius of himself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4" table:formula="of:=IF([.A65]=&quot;&quot;; &quot;&quot;;COM.MICROSOFT.CONCAT(&quot;R&quot;; TEXT( ROW()-1; &quot;000&quot;); &quot;[&quot;; [.$A65]; &quot;]&quot;; IF([.$B65]=&quot;&quot;;&quot;&quot;;COM.MICROSOFT.CONCAT(&quot;(&quot;; [.$B65]; &quot;)&quot;))))" office:value-type="string" office:string-value="R064[1](A)" calcext:value-type="string">
            <text:p>R064[1](A)</text:p>
          </table:table-cell>
          <table:table-cell office:value-type="string" calcext:value-type="string">
            <text:p>Abilities will all have upgrades corresponding to damage and recharge speed.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</text:p>
          </table:table-cell>
          <table:table-cell table:style-name="ce4" table:formula="of:=IF([.A66]=&quot;&quot;; &quot;&quot;;COM.MICROSOFT.CONCAT(&quot;R&quot;; TEXT( ROW()-1; &quot;000&quot;); &quot;[&quot;; [.$A66]; &quot;]&quot;; IF([.$B66]=&quot;&quot;;&quot;&quot;;COM.MICROSOFT.CONCAT(&quot;(&quot;; [.$B66]; &quot;)&quot;))))" office:value-type="string" office:string-value="R065[3](U)" calcext:value-type="string">
            <text:p>R065[3](U)</text:p>
          </table:table-cell>
          <table:table-cell office:value-type="string" calcext:value-type="string">
            <text:p>Abilities will also have upgrades to change their properties</text:p>
          </table:table-cell>
        </table:table-row>
        <table:table-row table:style-name="ro1">
          <table:table-cell table:style-name="ce2" table:number-columns-repeated="2"/>
          <table:table-cell table:style-name="ce4" table:formula="of:=IF([.A67]=&quot;&quot;; &quot;&quot;;COM.MICROSOFT.CONCAT(&quot;R&quot;; TEXT( ROW()-1; &quot;000&quot;); &quot;[&quot;; [.$A67]; &quot;]&quot;; IF([.$B67]=&quot;&quot;;&quot;&quot;;COM.MICROSOFT.CONCAT(&quot;(&quot;; [.$B67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68]=&quot;&quot;; &quot;&quot;;COM.MICROSOFT.CONCAT(&quot;R&quot;; TEXT( ROW()-1; &quot;000&quot;); &quot;[&quot;; [.$A68]; &quot;]&quot;; IF([.$B68]=&quot;&quot;;&quot;&quot;;COM.MICROSOFT.CONCAT(&quot;(&quot;; [.$B68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69]=&quot;&quot;; &quot;&quot;;COM.MICROSOFT.CONCAT(&quot;R&quot;; TEXT( ROW()-1; &quot;000&quot;); &quot;[&quot;; [.$A69]; &quot;]&quot;; IF([.$B69]=&quot;&quot;;&quot;&quot;;COM.MICROSOFT.CONCAT(&quot;(&quot;; [.$B69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70]=&quot;&quot;; &quot;&quot;;COM.MICROSOFT.CONCAT(&quot;R&quot;; TEXT( ROW()-1; &quot;000&quot;); &quot;[&quot;; [.$A70]; &quot;]&quot;; IF([.$B70]=&quot;&quot;;&quot;&quot;;COM.MICROSOFT.CONCAT(&quot;(&quot;; [.$B70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71]=&quot;&quot;; &quot;&quot;;COM.MICROSOFT.CONCAT(&quot;R&quot;; TEXT( ROW()-1; &quot;000&quot;); &quot;[&quot;; [.$A71]; &quot;]&quot;; IF([.$B71]=&quot;&quot;;&quot;&quot;;COM.MICROSOFT.CONCAT(&quot;(&quot;; [.$B71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72]=&quot;&quot;; &quot;&quot;;COM.MICROSOFT.CONCAT(&quot;R&quot;; TEXT( ROW()-1; &quot;000&quot;); &quot;[&quot;; [.$A72]; &quot;]&quot;; IF([.$B72]=&quot;&quot;;&quot;&quot;;COM.MICROSOFT.CONCAT(&quot;(&quot;; [.$B72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73]=&quot;&quot;; &quot;&quot;;COM.MICROSOFT.CONCAT(&quot;R&quot;; TEXT( ROW()-1; &quot;000&quot;); &quot;[&quot;; [.$A73]; &quot;]&quot;; IF([.$B73]=&quot;&quot;;&quot;&quot;;COM.MICROSOFT.CONCAT(&quot;(&quot;; [.$B73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74]=&quot;&quot;; &quot;&quot;;COM.MICROSOFT.CONCAT(&quot;R&quot;; TEXT( ROW()-1; &quot;000&quot;); &quot;[&quot;; [.$A74]; &quot;]&quot;; IF([.$B74]=&quot;&quot;;&quot;&quot;;COM.MICROSOFT.CONCAT(&quot;(&quot;; [.$B74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75]=&quot;&quot;; &quot;&quot;;COM.MICROSOFT.CONCAT(&quot;R&quot;; TEXT( ROW()-1; &quot;000&quot;); &quot;[&quot;; [.$A75]; &quot;]&quot;; IF([.$B75]=&quot;&quot;;&quot;&quot;;COM.MICROSOFT.CONCAT(&quot;(&quot;; [.$B75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76]=&quot;&quot;; &quot;&quot;;COM.MICROSOFT.CONCAT(&quot;R&quot;; TEXT( ROW()-1; &quot;000&quot;); &quot;[&quot;; [.$A76]; &quot;]&quot;; IF([.$B76]=&quot;&quot;;&quot;&quot;;COM.MICROSOFT.CONCAT(&quot;(&quot;; [.$B76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77]=&quot;&quot;; &quot;&quot;;COM.MICROSOFT.CONCAT(&quot;R&quot;; TEXT( ROW()-1; &quot;000&quot;); &quot;[&quot;; [.$A77]; &quot;]&quot;; IF([.$B77]=&quot;&quot;;&quot;&quot;;COM.MICROSOFT.CONCAT(&quot;(&quot;; [.$B77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78]=&quot;&quot;; &quot;&quot;;COM.MICROSOFT.CONCAT(&quot;R&quot;; TEXT( ROW()-1; &quot;000&quot;); &quot;[&quot;; [.$A78]; &quot;]&quot;; IF([.$B78]=&quot;&quot;;&quot;&quot;;COM.MICROSOFT.CONCAT(&quot;(&quot;; [.$B78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79]=&quot;&quot;; &quot;&quot;;COM.MICROSOFT.CONCAT(&quot;R&quot;; TEXT( ROW()-1; &quot;000&quot;); &quot;[&quot;; [.$A79]; &quot;]&quot;; IF([.$B79]=&quot;&quot;;&quot;&quot;;COM.MICROSOFT.CONCAT(&quot;(&quot;; [.$B79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80]=&quot;&quot;; &quot;&quot;;COM.MICROSOFT.CONCAT(&quot;R&quot;; TEXT( ROW()-1; &quot;000&quot;); &quot;[&quot;; [.$A80]; &quot;]&quot;; IF([.$B80]=&quot;&quot;;&quot;&quot;;COM.MICROSOFT.CONCAT(&quot;(&quot;; [.$B80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81]=&quot;&quot;; &quot;&quot;;COM.MICROSOFT.CONCAT(&quot;R&quot;; TEXT( ROW()-1; &quot;000&quot;); &quot;[&quot;; [.$A81]; &quot;]&quot;; IF([.$B81]=&quot;&quot;;&quot;&quot;;COM.MICROSOFT.CONCAT(&quot;(&quot;; [.$B81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82]=&quot;&quot;; &quot;&quot;;COM.MICROSOFT.CONCAT(&quot;R&quot;; TEXT( ROW()-1; &quot;000&quot;); &quot;[&quot;; [.$A82]; &quot;]&quot;; IF([.$B82]=&quot;&quot;;&quot;&quot;;COM.MICROSOFT.CONCAT(&quot;(&quot;; [.$B82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83]=&quot;&quot;; &quot;&quot;;COM.MICROSOFT.CONCAT(&quot;R&quot;; TEXT( ROW()-1; &quot;000&quot;); &quot;[&quot;; [.$A83]; &quot;]&quot;; IF([.$B83]=&quot;&quot;;&quot;&quot;;COM.MICROSOFT.CONCAT(&quot;(&quot;; [.$B83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84]=&quot;&quot;; &quot;&quot;;COM.MICROSOFT.CONCAT(&quot;R&quot;; TEXT( ROW()-1; &quot;000&quot;); &quot;[&quot;; [.$A84]; &quot;]&quot;; IF([.$B84]=&quot;&quot;;&quot;&quot;;COM.MICROSOFT.CONCAT(&quot;(&quot;; [.$B84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85]=&quot;&quot;; &quot;&quot;;COM.MICROSOFT.CONCAT(&quot;R&quot;; TEXT( ROW()-1; &quot;000&quot;); &quot;[&quot;; [.$A85]; &quot;]&quot;; IF([.$B85]=&quot;&quot;;&quot;&quot;;COM.MICROSOFT.CONCAT(&quot;(&quot;; [.$B85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86]=&quot;&quot;; &quot;&quot;;COM.MICROSOFT.CONCAT(&quot;R&quot;; TEXT( ROW()-1; &quot;000&quot;); &quot;[&quot;; [.$A86]; &quot;]&quot;; IF([.$B86]=&quot;&quot;;&quot;&quot;;COM.MICROSOFT.CONCAT(&quot;(&quot;; [.$B86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87]=&quot;&quot;; &quot;&quot;;COM.MICROSOFT.CONCAT(&quot;R&quot;; TEXT( ROW()-1; &quot;000&quot;); &quot;[&quot;; [.$A87]; &quot;]&quot;; IF([.$B87]=&quot;&quot;;&quot;&quot;;COM.MICROSOFT.CONCAT(&quot;(&quot;; [.$B87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88]=&quot;&quot;; &quot;&quot;;COM.MICROSOFT.CONCAT(&quot;R&quot;; TEXT( ROW()-1; &quot;000&quot;); &quot;[&quot;; [.$A88]; &quot;]&quot;; IF([.$B88]=&quot;&quot;;&quot;&quot;;COM.MICROSOFT.CONCAT(&quot;(&quot;; [.$B88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89]=&quot;&quot;; &quot;&quot;;COM.MICROSOFT.CONCAT(&quot;R&quot;; TEXT( ROW()-1; &quot;000&quot;); &quot;[&quot;; [.$A89]; &quot;]&quot;; IF([.$B89]=&quot;&quot;;&quot;&quot;;COM.MICROSOFT.CONCAT(&quot;(&quot;; [.$B89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90]=&quot;&quot;; &quot;&quot;;COM.MICROSOFT.CONCAT(&quot;R&quot;; TEXT( ROW()-1; &quot;000&quot;); &quot;[&quot;; [.$A90]; &quot;]&quot;; IF([.$B90]=&quot;&quot;;&quot;&quot;;COM.MICROSOFT.CONCAT(&quot;(&quot;; [.$B90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91]=&quot;&quot;; &quot;&quot;;COM.MICROSOFT.CONCAT(&quot;R&quot;; TEXT( ROW()-1; &quot;000&quot;); &quot;[&quot;; [.$A91]; &quot;]&quot;; IF([.$B91]=&quot;&quot;;&quot;&quot;;COM.MICROSOFT.CONCAT(&quot;(&quot;; [.$B91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92]=&quot;&quot;; &quot;&quot;;COM.MICROSOFT.CONCAT(&quot;R&quot;; TEXT( ROW()-1; &quot;000&quot;); &quot;[&quot;; [.$A92]; &quot;]&quot;; IF([.$B92]=&quot;&quot;;&quot;&quot;;COM.MICROSOFT.CONCAT(&quot;(&quot;; [.$B92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93]=&quot;&quot;; &quot;&quot;;COM.MICROSOFT.CONCAT(&quot;R&quot;; TEXT( ROW()-1; &quot;000&quot;); &quot;[&quot;; [.$A93]; &quot;]&quot;; IF([.$B93]=&quot;&quot;;&quot;&quot;;COM.MICROSOFT.CONCAT(&quot;(&quot;; [.$B93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94]=&quot;&quot;; &quot;&quot;;COM.MICROSOFT.CONCAT(&quot;R&quot;; TEXT( ROW()-1; &quot;000&quot;); &quot;[&quot;; [.$A94]; &quot;]&quot;; IF([.$B94]=&quot;&quot;;&quot;&quot;;COM.MICROSOFT.CONCAT(&quot;(&quot;; [.$B94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95]=&quot;&quot;; &quot;&quot;;COM.MICROSOFT.CONCAT(&quot;R&quot;; TEXT( ROW()-1; &quot;000&quot;); &quot;[&quot;; [.$A95]; &quot;]&quot;; IF([.$B95]=&quot;&quot;;&quot;&quot;;COM.MICROSOFT.CONCAT(&quot;(&quot;; [.$B95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96]=&quot;&quot;; &quot;&quot;;COM.MICROSOFT.CONCAT(&quot;R&quot;; TEXT( ROW()-1; &quot;000&quot;); &quot;[&quot;; [.$A96]; &quot;]&quot;; IF([.$B96]=&quot;&quot;;&quot;&quot;;COM.MICROSOFT.CONCAT(&quot;(&quot;; [.$B96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97]=&quot;&quot;; &quot;&quot;;COM.MICROSOFT.CONCAT(&quot;R&quot;; TEXT( ROW()-1; &quot;000&quot;); &quot;[&quot;; [.$A97]; &quot;]&quot;; IF([.$B97]=&quot;&quot;;&quot;&quot;;COM.MICROSOFT.CONCAT(&quot;(&quot;; [.$B97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98]=&quot;&quot;; &quot;&quot;;COM.MICROSOFT.CONCAT(&quot;R&quot;; TEXT( ROW()-1; &quot;000&quot;); &quot;[&quot;; [.$A98]; &quot;]&quot;; IF([.$B98]=&quot;&quot;;&quot;&quot;;COM.MICROSOFT.CONCAT(&quot;(&quot;; [.$B98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99]=&quot;&quot;; &quot;&quot;;COM.MICROSOFT.CONCAT(&quot;R&quot;; TEXT( ROW()-1; &quot;000&quot;); &quot;[&quot;; [.$A99]; &quot;]&quot;; IF([.$B99]=&quot;&quot;;&quot;&quot;;COM.MICROSOFT.CONCAT(&quot;(&quot;; [.$B99]; &quot;)&quot;))))">
            <text:p/>
          </table:table-cell>
          <table:table-cell/>
        </table:table-row>
        <table:table-row table:style-name="ro1">
          <table:table-cell table:style-name="ce2" table:number-columns-repeated="2"/>
          <table:table-cell table:style-name="ce4" table:formula="of:=IF([.A100]=&quot;&quot;; &quot;&quot;;COM.MICROSOFT.CONCAT(&quot;R&quot;; TEXT( ROW()-1; &quot;000&quot;); &quot;[&quot;; [.$A100]; &quot;]&quot;; IF([.$B100]=&quot;&quot;;&quot;&quot;;COM.MICROSOFT.CONCAT(&quot;(&quot;; [.$B100]; &quot;)&quot;))))">
            <text:p/>
          </table:table-cell>
          <table:table-cell/>
        </table:table-row>
        <table:table-row table:style-name="ro1">
          <table:table-cell table:number-columns-repeated="2"/>
          <table:table-cell table:style-name="ce4" table:formula="of:=IF([.A101]=&quot;&quot;; &quot;&quot;;COM.MICROSOFT.CONCAT(&quot;R&quot;; TEXT( #REF!; &quot;000&quot;); &quot;[&quot;; [.$A101]; &quot;]&quot;; IF([.$B101]=&quot;&quot;;&quot;&quot;;COM.MICROSOFT.CONCAT(&quot;(&quot;; [.$B101]; &quot;)&quot;))))">
            <text:p/>
          </table:table-cell>
          <table:table-cell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se Case Scenario" table:style-name="ta1">
        <table:table-column table:style-name="co3" table:default-cell-style-name="ce1"/>
        <table:table-column table:style-name="co5" table:default-cell-style-name="ce3"/>
        <table:table-column table:style-name="co3" table:default-cell-style-name="ce1"/>
        <table:table-column table:style-name="co6" table:default-cell-style-name="ce1"/>
        <table:table-column table:style-name="co7" table:number-columns-repeated="3" table:default-cell-style-name="ce1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Use Case</text:p>
          </table:table-cell>
          <table:table-cell table:style-name="ce3" office:value-type="string" calcext:value-type="string">
            <text:p>Precondition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Postcondition</text:p>
          </table:table-cell>
        </table:table-row>
        <table:table-row table:style-name="ro2">
          <table:table-cell table:style-name="ce3" table:formula="of:=IF([.$B2]=&quot;&quot;;&quot;&quot;;COM.MICROSOFT.CONCAT(&quot;UCS-&quot;; TEXT(ROW()-1; &quot;000&quot;)))" office:value-type="string" office:string-value="UCS-001" calcext:value-type="string">
            <text:p>UCS-001</text:p>
          </table:table-cell>
          <table:table-cell office:value-type="string" calcext:value-type="string">
            <text:p>Player Character Movement</text:p>
          </table:table-cell>
          <table:table-cell table:style-name="ce3" office:value-type="string" calcext:value-type="string">
            <text:p>Player</text:p>
          </table:table-cell>
          <table:table-cell table:style-name="ce3" office:value-type="string" calcext:value-type="string">
            <text:p>Main Character</text:p>
          </table:table-cell>
          <table:table-cell office:value-type="string" calcext:value-type="string">
            <text:p>1. Player must be free to move from any obstacles</text:p>
            <text:p>2. Player must not be getting hit</text:p>
          </table:table-cell>
          <table:table-cell office:value-type="string" calcext:value-type="string">
            <text:p>1. Player will press a direction they want to move in</text:p>
            <text:p>2. Left and Right will move them the corresponding direction with respect to the camera</text:p>
            <text:p>3. Up and Down will move them away and towards the camera </text:p>
          </table:table-cell>
          <table:table-cell office:value-type="string" calcext:value-type="string">
            <text:p>1. The player will then move in the corresponding direction with speed equaling the speed of the character</text:p>
          </table:table-cell>
        </table:table-row>
        <table:table-row table:style-name="ro3">
          <table:table-cell table:style-name="ce3" table:formula="of:=IF([.$B3]=&quot;&quot;;&quot;&quot;;COM.MICROSOFT.CONCAT(&quot;UCS-&quot;; TEXT(ROW()-1; &quot;000&quot;)))" office:value-type="string" office:string-value="UCS-002" calcext:value-type="string">
            <text:p>UCS-002</text:p>
          </table:table-cell>
          <table:table-cell office:value-type="string" calcext:value-type="string">
            <text:p>Player Character Attack</text:p>
          </table:table-cell>
          <table:table-cell office:value-type="string" calcext:value-type="string">
            <text:p>Player 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Player must not be getting hit</text:p>
          </table:table-cell>
          <table:table-cell office:value-type="string" calcext:value-type="string">
            <text:p>1. Player will press the attack button</text:p>
          </table:table-cell>
          <table:table-cell office:value-type="string" calcext:value-type="string">
            <text:p>1. The player will do the animation for attacking.</text:p>
            <text:p>2. A hitbox will appear in front of the player where enemies can get hit</text:p>
          </table:table-cell>
        </table:table-row>
        <table:table-row table:style-name="ro3">
          <table:table-cell table:style-name="ce3" table:formula="of:=IF([.$B4]=&quot;&quot;;&quot;&quot;;COM.MICROSOFT.CONCAT(&quot;UCS-&quot;; TEXT(ROW()-1; &quot;000&quot;)))" office:value-type="string" office:string-value="UCS-003" calcext:value-type="string">
            <text:p>UCS-003</text:p>
          </table:table-cell>
          <table:table-cell office:value-type="string" calcext:value-type="string">
            <text:p>Player Character Ability U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Player must not be getting hit</text:p>
            <text:p>2. Player must have an active ability picked up</text:p>
          </table:table-cell>
          <table:table-cell office:value-type="string" calcext:value-type="string">
            <text:p>1. Player will press the ability button</text:p>
          </table:table-cell>
          <table:table-cell office:value-type="string" calcext:value-type="string">
            <text:p>1. The player will do the animation for ability use</text:p>
            <text:p>2. The player will use the ability (whether thats a projectile or an attack)</text:p>
          </table:table-cell>
        </table:table-row>
        <table:table-row table:style-name="ro4">
          <table:table-cell table:style-name="ce3" table:formula="of:=IF([.$B5]=&quot;&quot;;&quot;&quot;;COM.MICROSOFT.CONCAT(&quot;UCS-&quot;; TEXT(ROW()-1; &quot;000&quot;)))" office:value-type="string" office:string-value="UCS-004" calcext:value-type="string">
            <text:p>UCS-004</text:p>
          </table:table-cell>
          <table:table-cell office:value-type="string" calcext:value-type="string">
            <text:p>Player Character Pau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Game State</text:p>
          </table:table-cell>
          <table:table-cell/>
          <table:table-cell office:value-type="string" calcext:value-type="string">
            <text:p>1. Player will press the pause button</text:p>
          </table:table-cell>
          <table:table-cell office:value-type="string" calcext:value-type="string">
            <text:p>1. The game state will pause/unpause on whatever is happening</text:p>
            <text:p>2. Inputs towards the game will not be taken</text:p>
            <text:p><text:span text:style-name="T1">3. The game will show a pause menu</text:span></text:p>
          </table:table-cell>
        </table:table-row>
        <table:table-row table:style-name="ro5">
          <table:table-cell table:style-name="ce3" table:formula="of:=IF([.$B6]=&quot;&quot;;&quot;&quot;;COM.MICROSOFT.CONCAT(&quot;UCS-&quot;; TEXT(ROW()-1; &quot;000&quot;)))" office:value-type="string" office:string-value="UCS-005" calcext:value-type="string">
            <text:p>UCS-005</text:p>
          </table:table-cell>
          <table:table-cell office:value-type="string" calcext:value-type="string">
            <text:p>Player Character Inventory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Player must not be getting hit</text:p>
          </table:table-cell>
          <table:table-cell office:value-type="string" calcext:value-type="string">
            <text:p>1. Player will press the inventory button</text:p>
          </table:table-cell>
          <table:table-cell office:value-type="string" calcext:value-type="string">
            <text:p>1. The game will show the current upgrades and abilities that the player has</text:p>
          </table:table-cell>
        </table:table-row>
        <table:table-row table:style-name="ro6">
          <table:table-cell table:style-name="ce3" table:formula="of:=IF([.$B7]=&quot;&quot;;&quot;&quot;;COM.MICROSOFT.CONCAT(&quot;UCS-&quot;; TEXT(ROW()-1; &quot;000&quot;)))" office:value-type="string" office:string-value="UCS-006" calcext:value-type="string">
            <text:p>UCS-006</text:p>
          </table:table-cell>
          <table:table-cell office:value-type="string" calcext:value-type="string">
            <text:p>Player Buy Items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Player must not be getting hit</text:p>
            <text:p>2. Player must have enough score to buy item</text:p>
            <text:p>3. Player must be near shopkeeper</text:p>
          </table:table-cell>
          <table:table-cell office:value-type="string" calcext:value-type="string">
            <text:p>1. Player will walk over button that corresponds to item</text:p>
          </table:table-cell>
          <table:table-cell office:value-type="string" calcext:value-type="string">
            <text:p>1. The shopkeeper will remove the item that they have chosen.</text:p>
            <text:p>2. The shopkeeper will remove the corresponding score from the player</text:p>
            <text:p>3. The player will gain the ability or upgrade they choose.</text:p>
          </table:table-cell>
        </table:table-row>
        <table:table-row table:style-name="ro3">
          <table:table-cell table:style-name="ce3" table:formula="of:=IF([.$B8]=&quot;&quot;;&quot;&quot;;COM.MICROSOFT.CONCAT(&quot;UCS-&quot;; TEXT(ROW()-1; &quot;000&quot;)))" office:value-type="string" office:string-value="UCS-007" calcext:value-type="string">
            <text:p>UCS-007</text:p>
          </table:table-cell>
          <table:table-cell office:value-type="string" calcext:value-type="string">
            <text:p>Upgrade Apply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Player buys the upgrade from shop</text:p>
          </table:table-cell>
          <table:table-cell/>
          <table:table-cell office:value-type="string" calcext:value-type="string">
            <text:p>1. The corresponding upgrade will apply to the character augmenting their stats</text:p>
            <text:p>2. The upgrade will show in their inventory</text:p>
          </table:table-cell>
        </table:table-row>
        <table:table-row table:style-name="ro2">
          <table:table-cell table:style-name="ce3" table:formula="of:=IF([.$B9]=&quot;&quot;;&quot;&quot;;COM.MICROSOFT.CONCAT(&quot;UCS-&quot;; TEXT(ROW()-1; &quot;000&quot;)))" office:value-type="string" office:string-value="UCS-008" calcext:value-type="string">
            <text:p>UCS-008</text:p>
          </table:table-cell>
          <table:table-cell office:value-type="string" calcext:value-type="string">
            <text:p>Player Character Hi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Player ran into an active hitbox</text:p>
          </table:table-cell>
          <table:table-cell/>
          <table:table-cell office:value-type="string" calcext:value-type="string">
            <text:p>1. The player will decrease the health by the hitboxes attack minus the players defense</text:p>
            <text:p>2. The player will play the hit animation for a duration determined by a attack speed of the character</text:p>
            <text:p>3. The score multiplier is set to 1</text:p>
          </table:table-cell>
        </table:table-row>
        <table:table-row table:style-name="ro4">
          <table:table-cell table:style-name="ce3" table:formula="of:=IF([.$B10]=&quot;&quot;;&quot;&quot;;COM.MICROSOFT.CONCAT(&quot;UCS-&quot;; TEXT(ROW()-1; &quot;000&quot;)))" office:value-type="string" office:string-value="UCS-009" calcext:value-type="string">
            <text:p>UCS-009</text:p>
          </table:table-cell>
          <table:table-cell office:value-type="string" calcext:value-type="string">
            <text:p>Enemy Character Hi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1. Enemy ran into a player’s active hitbox</text:p>
          </table:table-cell>
          <table:table-cell/>
          <table:table-cell office:value-type="string" calcext:value-type="string">
            <text:p>1. The enemy will decrease the health by the hitboxes attack minus the enemy’s defense</text:p>
            <text:p>2. The enemy will play the hit animation for a duration determined by a attack speed of the enemy</text:p>
          </table:table-cell>
        </table:table-row>
        <table:table-row table:style-name="ro5">
          <table:table-cell table:style-name="ce3" table:formula="of:=IF([.$B11]=&quot;&quot;;&quot;&quot;;COM.MICROSOFT.CONCAT(&quot;UCS-&quot;; TEXT(ROW()-1; &quot;000&quot;)))" office:value-type="string" office:string-value="UCS-010" calcext:value-type="string">
            <text:p>UCS-010</text:p>
          </table:table-cell>
          <table:table-cell office:value-type="string" calcext:value-type="string">
            <text:p>Enemy Spaw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1. The player is not in the shop</text:p>
            <text:p>2. The round is not over</text:p>
          </table:table-cell>
          <table:table-cell office:value-type="string" calcext:value-type="string">
            <text:p>1. Enemy will spawn in the designated spawn locations outside of the players reach</text:p>
          </table:table-cell>
          <table:table-cell office:value-type="string" calcext:value-type="string">
            <text:p>1. The designated number of enemies that will spawn decreases by the amount of enemies spawned</text:p>
          </table:table-cell>
        </table:table-row>
        <table:table-row table:style-name="ro1">
          <table:table-cell table:style-name="ce3" table:formula="of:=IF([.$B12]=&quot;&quot;;&quot;&quot;;COM.MICROSOFT.CONCAT(&quot;UCS-&quot;; TEXT(ROW()-1; &quot;000&quot;)))" office:value-type="string" office:string-value="UCS-011" calcext:value-type="string">
            <text:p>UCS-011</text:p>
          </table:table-cell>
          <table:table-cell office:value-type="string" calcext:value-type="string">
            <text:p>Enemy Behavio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1. The enemy is not getting hit</text:p>
          </table:table-cell>
          <table:table-cell office:value-type="string" calcext:value-type="string">
            <text:p>1. Enemy will try to walk towards the player</text:p>
          </table:table-cell>
          <table:table-cell/>
        </table:table-row>
        <table:table-row table:style-name="ro3">
          <table:table-cell table:style-name="ce3" table:formula="of:=IF([.$B13]=&quot;&quot;;&quot;&quot;;COM.MICROSOFT.CONCAT(&quot;UCS-&quot;; TEXT(ROW()-1; &quot;000&quot;)))" office:value-type="string" office:string-value="UCS-012" calcext:value-type="string">
            <text:p>UCS-012</text:p>
          </table:table-cell>
          <table:table-cell office:value-type="string" calcext:value-type="string">
            <text:p>Enemy Attack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1. The enemy is close enough to the player</text:p>
            <text:p>2. The enemy is not getting hit</text:p>
          </table:table-cell>
          <table:table-cell office:value-type="string" calcext:value-type="string">
            <text:p>1. Enemy will initiate an attack action</text:p>
          </table:table-cell>
          <table:table-cell office:value-type="string" calcext:value-type="string">
            <text:p>1. The enemy will do the animation for attacking</text:p>
            <text:p>2. A hitbox will appear in front of the enemy where the player can get hit</text:p>
          </table:table-cell>
        </table:table-row>
        <table:table-row table:style-name="ro5">
          <table:table-cell table:style-name="ce3" table:formula="of:=IF([.$B14]=&quot;&quot;;&quot;&quot;;COM.MICROSOFT.CONCAT(&quot;UCS-&quot;; TEXT(ROW()-1; &quot;000&quot;)))" office:value-type="string" office:string-value="UCS-013" calcext:value-type="string">
            <text:p>UCS-013</text:p>
          </table:table-cell>
          <table:table-cell office:value-type="string" calcext:value-type="string">
            <text:p>Score Multiplier Incr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The player hitbox’s collided with an enemy</text:p>
          </table:table-cell>
          <table:table-cell office:value-type="string" calcext:value-type="string">
            <text:p>1. The score multiplier is increased by 1</text:p>
          </table:table-cell>
          <table:table-cell/>
        </table:table-row>
        <table:table-row table:style-name="ro5">
          <table:table-cell table:style-name="ce3" table:formula="of:=IF([.$B15]=&quot;&quot;;&quot;&quot;;COM.MICROSOFT.CONCAT(&quot;UCS-&quot;; TEXT(ROW()-1; &quot;000&quot;)))" office:value-type="string" office:string-value="UCS-014" calcext:value-type="string">
            <text:p>UCS-014</text:p>
          </table:table-cell>
          <table:table-cell office:value-type="string" calcext:value-type="string">
            <text:p>Score Incr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The player hitbox’s collided with an enemy</text:p>
          </table:table-cell>
          <table:table-cell office:value-type="string" calcext:value-type="string">
            <text:p>1. The score is increased by the enemy points times the score multiplier</text:p>
          </table:table-cell>
          <table:table-cell/>
        </table:table-row>
        <table:table-row table:style-name="ro5">
          <table:table-cell table:style-name="ce3" table:formula="of:=IF([.$B16]=&quot;&quot;;&quot;&quot;;COM.MICROSOFT.CONCAT(&quot;UCS-&quot;; TEXT(ROW()-1; &quot;000&quot;)))" office:value-type="string" office:string-value="UCS-015" calcext:value-type="string">
            <text:p>UCS-015</text:p>
          </table:table-cell>
          <table:table-cell office:value-type="string" calcext:value-type="string">
            <text:p>Ability Obtai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Player buys the ability from shop</text:p>
          </table:table-cell>
          <table:table-cell/>
          <table:table-cell office:value-type="string" calcext:value-type="string">
            <text:p>1. The ability will show in the inventory and be able to be used</text:p>
          </table:table-cell>
        </table:table-row>
        <table:table-row table:style-name="ro1">
          <table:table-cell table:style-name="ce3" table:formula="of:=IF([.$B17]=&quot;&quot;;&quot;&quot;;COM.MICROSOFT.CONCAT(&quot;UCS-&quot;; TEXT(ROW()-1; &quot;000&quot;)))" office:value-type="string" office:string-value="UCS-016" calcext:value-type="string">
            <text:p>UCS-016</text:p>
          </table:table-cell>
          <table:table-cell office:value-type="string" calcext:value-type="string">
            <text:p>Wave Clea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1. Player defeats all waves of enemies in the level</text:p>
          </table:table-cell>
          <table:table-cell office:value-type="string" calcext:value-type="string">
            <text:p>1. The door to the next level will appear</text:p>
          </table:table-cell>
          <table:table-cell/>
        </table:table-row>
        <table:table-row table:style-name="ro1">
          <table:table-cell table:style-name="ce3" table:formula="of:=IF([.$B18]=&quot;&quot;;&quot;&quot;;COM.MICROSOFT.CONCAT(&quot;UCS-&quot;; TEXT(ROW()-1; &quot;000&quot;)))" office:value-type="string" office:string-value="UCS-017" calcext:value-type="string">
            <text:p>UCS-017</text:p>
          </table:table-cell>
          <table:table-cell office:value-type="string" calcext:value-type="string">
            <text:p>Level Transi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Door to the next level is shown</text:p>
          </table:table-cell>
          <table:table-cell office:value-type="string" calcext:value-type="string">
            <text:p>1. Player walks up to the door</text:p>
          </table:table-cell>
          <table:table-cell office:value-type="string" calcext:value-type="string">
            <text:p>1. The next level will be loaded</text:p>
          </table:table-cell>
        </table:table-row>
        <table:table-row table:style-name="ro1">
          <table:table-cell table:style-name="ce3" table:formula="of:=IF([.$B19]=&quot;&quot;;&quot;&quot;;COM.MICROSOFT.CONCAT(&quot;UCS-&quot;; TEXT(ROW()-1; &quot;000&quot;)))" office:value-type="string" office:string-value="UCS-018" calcext:value-type="string">
            <text:p>UCS-018</text:p>
          </table:table-cell>
          <table:table-cell office:value-type="string" calcext:value-type="string">
            <text:p>Level Loa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1. The player is active in the level</text:p>
          </table:table-cell>
          <table:table-cell/>
          <table:table-cell office:value-type="string" calcext:value-type="string">
            <text:p>1. After short time the waves will begin</text:p>
          </table:table-cell>
        </table:table-row>
        <table:table-row table:style-name="ro7">
          <table:table-cell table:style-name="ce3" table:formula="of:=IF([.$B20]=&quot;&quot;;&quot;&quot;;COM.MICROSOFT.CONCAT(&quot;UCS-&quot;; TEXT(ROW()-1; &quot;000&quot;)))" office:value-type="string" office:string-value="UCS-019" calcext:value-type="string">
            <text:p>UCS-019</text:p>
          </table:table-cell>
          <table:table-cell office:value-type="string" calcext:value-type="string">
            <text:p>Player Character Special Movemen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ain Character</text:p>
          </table:table-cell>
          <table:table-cell office:value-type="string" calcext:value-type="string">
            <text:p>1. Player must be free to move from any obstacles </text:p>
            <text:p>2. Player must not be getting hit</text:p>
          </table:table-cell>
          <table:table-cell office:value-type="string" calcext:value-type="string">
            <text:p>1. Player will press the special movement button</text:p>
          </table:table-cell>
          <table:table-cell office:value-type="string" calcext:value-type="string">
            <text:p>1. The player will move in the direction they are facing for a distance predetermined by the special movement variable</text:p>
          </table:table-cell>
        </table:table-row>
        <table:table-row table:style-name="ro8">
          <table:table-cell table:style-name="ce3" table:formula="of:=IF([.$B21]=&quot;&quot;;&quot;&quot;;COM.MICROSOFT.CONCAT(&quot;UCS-&quot;; TEXT(ROW()-1; &quot;000&quot;)))" office:value-type="string" office:string-value="UCS-020" calcext:value-type="string">
            <text:p>UCS-020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ame State</text:p>
          </table:table-cell>
          <table:table-cell/>
          <table:table-cell office:value-type="string" calcext:value-type="string">
            <text:p>1. The score, health, and stats will display on top of the screen </text:p>
          </table:table-cell>
          <table:table-cell/>
        </table:table-row>
        <table:table-row table:style-name="ro8">
          <table:table-cell table:style-name="ce3" table:formula="of:=IF([.$B22]=&quot;&quot;;&quot;&quot;;COM.MICROSOFT.CONCAT(&quot;UCS-&quot;; TEXT(ROW()-1; &quot;000&quot;)))" office:value-type="string" office:string-value="UCS-021" calcext:value-type="string">
            <text:p>UCS-021</text:p>
          </table:table-cell>
          <table:table-cell office:value-type="string" calcext:value-type="string">
            <text:p>Game Star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ame State</text:p>
          </table:table-cell>
          <table:table-cell office:value-type="string" calcext:value-type="string">
            <text:p>1. Game starts up</text:p>
          </table:table-cell>
          <table:table-cell office:value-type="string" calcext:value-type="string">
            <text:p>1. The main menu screen pops up with the different buttons</text:p>
          </table:table-cell>
          <table:table-cell/>
        </table:table-row>
        <table:table-row table:style-name="ro8">
          <table:table-cell table:style-name="ce3" table:formula="of:=IF([.$B23]=&quot;&quot;;&quot;&quot;;COM.MICROSOFT.CONCAT(&quot;UCS-&quot;; TEXT(ROW()-1; &quot;000&quot;)))" office:value-type="string" office:string-value="UCS-022" calcext:value-type="string">
            <text:p>UCS-022</text:p>
          </table:table-cell>
          <table:table-cell office:value-type="string" calcext:value-type="string">
            <text:p>Pause Menu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ame State</text:p>
          </table:table-cell>
          <table:table-cell office:value-type="string" calcext:value-type="string">
            <text:p>1. The game is paused</text:p>
          </table:table-cell>
          <table:table-cell office:value-type="string" calcext:value-type="string">
            <text:p>1. The pause menu screen pops up with the different buttons</text:p>
          </table:table-cell>
          <table:table-cell/>
        </table:table-row>
        <table:table-row table:style-name="ro1">
          <table:table-cell table:style-name="ce3" table:formula="of:=IF([.$B24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25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26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27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28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29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30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31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32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33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34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35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36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37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38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39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40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41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42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43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44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45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46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47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48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49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50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51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52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53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54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55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56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57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58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59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>
          <table:table-cell table:style-name="ce3" table:formula="of:=IF([.$B60]=&quot;&quot;;&quot;&quot;;COM.MICROSOFT.CONCAT(&quot;UCS-&quot;; TEXT(ROW()-1; &quot;000&quot;)))">
            <text:p/>
          </table:table-cell>
          <table:table-cell table:number-columns-repeated="6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quirement Fullfillment Chart" table:style-name="ta1">
        <table:table-column table:style-name="co8" table:default-cell-style-name="ce13"/>
        <table:table-column table:style-name="co9" table:number-columns-repeated="66" table:default-cell-style-name="ce17"/>
        <table:table-column table:style-name="co9" table:default-cell-style-name="ce20"/>
        <table:table-row table:style-name="ro9">
          <table:table-cell table:style-name="ce12"/>
          <table:table-cell table:style-name="ce16" table:formula="of:=COM.MICROSOFT.CONCAT(&quot;R&quot;; TEXT(COLUMN()-1; &quot;000&quot;))" office:value-type="string" office:string-value="R001" calcext:value-type="string">
            <text:p>R001</text:p>
          </table:table-cell>
          <table:table-cell table:style-name="ce16" table:formula="of:=COM.MICROSOFT.CONCAT(&quot;R&quot;; TEXT(COLUMN()-1; &quot;000&quot;))" office:value-type="string" office:string-value="R002" calcext:value-type="string">
            <text:p>R002</text:p>
          </table:table-cell>
          <table:table-cell table:style-name="ce16" table:formula="of:=COM.MICROSOFT.CONCAT(&quot;R&quot;; TEXT(COLUMN()-1; &quot;000&quot;))" office:value-type="string" office:string-value="R003" calcext:value-type="string">
            <text:p>R003</text:p>
          </table:table-cell>
          <table:table-cell table:style-name="ce16" table:formula="of:=COM.MICROSOFT.CONCAT(&quot;R&quot;; TEXT(COLUMN()-1; &quot;000&quot;))" office:value-type="string" office:string-value="R004" calcext:value-type="string">
            <text:p>R004</text:p>
          </table:table-cell>
          <table:table-cell table:style-name="ce16" table:formula="of:=COM.MICROSOFT.CONCAT(&quot;R&quot;; TEXT(COLUMN()-1; &quot;000&quot;))" office:value-type="string" office:string-value="R005" calcext:value-type="string">
            <text:p>R005</text:p>
          </table:table-cell>
          <table:table-cell table:style-name="ce16" table:formula="of:=COM.MICROSOFT.CONCAT(&quot;R&quot;; TEXT(COLUMN()-1; &quot;000&quot;))" office:value-type="string" office:string-value="R006" calcext:value-type="string">
            <text:p>R006</text:p>
          </table:table-cell>
          <table:table-cell table:style-name="ce16" table:formula="of:=COM.MICROSOFT.CONCAT(&quot;R&quot;; TEXT(COLUMN()-1; &quot;000&quot;))" office:value-type="string" office:string-value="R007" calcext:value-type="string">
            <text:p>R007</text:p>
          </table:table-cell>
          <table:table-cell table:style-name="ce16" table:formula="of:=COM.MICROSOFT.CONCAT(&quot;R&quot;; TEXT(COLUMN()-1; &quot;000&quot;))" office:value-type="string" office:string-value="R008" calcext:value-type="string">
            <text:p>R008</text:p>
          </table:table-cell>
          <table:table-cell table:style-name="ce16" table:formula="of:=COM.MICROSOFT.CONCAT(&quot;R&quot;; TEXT(COLUMN()-1; &quot;000&quot;))" office:value-type="string" office:string-value="R009" calcext:value-type="string">
            <text:p>R009</text:p>
          </table:table-cell>
          <table:table-cell table:style-name="ce16" table:formula="of:=COM.MICROSOFT.CONCAT(&quot;R&quot;; TEXT(COLUMN()-1; &quot;000&quot;))" office:value-type="string" office:string-value="R010" calcext:value-type="string">
            <text:p>R010</text:p>
          </table:table-cell>
          <table:table-cell table:style-name="ce16" table:formula="of:=COM.MICROSOFT.CONCAT(&quot;R&quot;; TEXT(COLUMN()-1; &quot;000&quot;))" office:value-type="string" office:string-value="R011" calcext:value-type="string">
            <text:p>R011</text:p>
          </table:table-cell>
          <table:table-cell table:style-name="ce16" table:formula="of:=COM.MICROSOFT.CONCAT(&quot;R&quot;; TEXT(COLUMN()-1; &quot;000&quot;))" office:value-type="string" office:string-value="R012" calcext:value-type="string">
            <text:p>R012</text:p>
          </table:table-cell>
          <table:table-cell table:style-name="ce16" table:formula="of:=COM.MICROSOFT.CONCAT(&quot;R&quot;; TEXT(COLUMN()-1; &quot;000&quot;))" office:value-type="string" office:string-value="R013" calcext:value-type="string">
            <text:p>R013</text:p>
          </table:table-cell>
          <table:table-cell table:style-name="ce16" table:formula="of:=COM.MICROSOFT.CONCAT(&quot;R&quot;; TEXT(COLUMN()-1; &quot;000&quot;))" office:value-type="string" office:string-value="R014" calcext:value-type="string">
            <text:p>R014</text:p>
          </table:table-cell>
          <table:table-cell table:style-name="ce16" table:formula="of:=COM.MICROSOFT.CONCAT(&quot;R&quot;; TEXT(COLUMN()-1; &quot;000&quot;))" office:value-type="string" office:string-value="R015" calcext:value-type="string">
            <text:p>R015</text:p>
          </table:table-cell>
          <table:table-cell table:style-name="ce16" table:formula="of:=COM.MICROSOFT.CONCAT(&quot;R&quot;; TEXT(COLUMN()-1; &quot;000&quot;))" office:value-type="string" office:string-value="R016" calcext:value-type="string">
            <text:p>R016</text:p>
          </table:table-cell>
          <table:table-cell table:style-name="ce16" table:formula="of:=COM.MICROSOFT.CONCAT(&quot;R&quot;; TEXT(COLUMN()-1; &quot;000&quot;))" office:value-type="string" office:string-value="R017" calcext:value-type="string">
            <text:p>R017</text:p>
          </table:table-cell>
          <table:table-cell table:style-name="ce16" table:formula="of:=COM.MICROSOFT.CONCAT(&quot;R&quot;; TEXT(COLUMN()-1; &quot;000&quot;))" office:value-type="string" office:string-value="R018" calcext:value-type="string">
            <text:p>R018</text:p>
          </table:table-cell>
          <table:table-cell table:style-name="ce16" table:formula="of:=COM.MICROSOFT.CONCAT(&quot;R&quot;; TEXT(COLUMN()-1; &quot;000&quot;))" office:value-type="string" office:string-value="R019" calcext:value-type="string">
            <text:p>R019</text:p>
          </table:table-cell>
          <table:table-cell table:style-name="ce16" table:formula="of:=COM.MICROSOFT.CONCAT(&quot;R&quot;; TEXT(COLUMN()-1; &quot;000&quot;))" office:value-type="string" office:string-value="R020" calcext:value-type="string">
            <text:p>R020</text:p>
          </table:table-cell>
          <table:table-cell table:style-name="ce16" table:formula="of:=COM.MICROSOFT.CONCAT(&quot;R&quot;; TEXT(COLUMN()-1; &quot;000&quot;))" office:value-type="string" office:string-value="R021" calcext:value-type="string">
            <text:p>R021</text:p>
          </table:table-cell>
          <table:table-cell table:style-name="ce16" table:formula="of:=COM.MICROSOFT.CONCAT(&quot;R&quot;; TEXT(COLUMN()-1; &quot;000&quot;))" office:value-type="string" office:string-value="R022" calcext:value-type="string">
            <text:p>R022</text:p>
          </table:table-cell>
          <table:table-cell table:style-name="ce16" table:formula="of:=COM.MICROSOFT.CONCAT(&quot;R&quot;; TEXT(COLUMN()-1; &quot;000&quot;))" office:value-type="string" office:string-value="R023" calcext:value-type="string">
            <text:p>R023</text:p>
          </table:table-cell>
          <table:table-cell table:style-name="ce16" table:formula="of:=COM.MICROSOFT.CONCAT(&quot;R&quot;; TEXT(COLUMN()-1; &quot;000&quot;))" office:value-type="string" office:string-value="R024" calcext:value-type="string">
            <text:p>R024</text:p>
          </table:table-cell>
          <table:table-cell table:style-name="ce16" table:formula="of:=COM.MICROSOFT.CONCAT(&quot;R&quot;; TEXT(COLUMN()-1; &quot;000&quot;))" office:value-type="string" office:string-value="R025" calcext:value-type="string">
            <text:p>R025</text:p>
          </table:table-cell>
          <table:table-cell table:style-name="ce16" table:formula="of:=COM.MICROSOFT.CONCAT(&quot;R&quot;; TEXT(COLUMN()-1; &quot;000&quot;))" office:value-type="string" office:string-value="R026" calcext:value-type="string">
            <text:p>R026</text:p>
          </table:table-cell>
          <table:table-cell table:style-name="ce16" table:formula="of:=COM.MICROSOFT.CONCAT(&quot;R&quot;; TEXT(COLUMN()-1; &quot;000&quot;))" office:value-type="string" office:string-value="R027" calcext:value-type="string">
            <text:p>R027</text:p>
          </table:table-cell>
          <table:table-cell table:style-name="ce16" table:formula="of:=COM.MICROSOFT.CONCAT(&quot;R&quot;; TEXT(COLUMN()-1; &quot;000&quot;))" office:value-type="string" office:string-value="R028" calcext:value-type="string">
            <text:p>R028</text:p>
          </table:table-cell>
          <table:table-cell table:style-name="ce16" table:formula="of:=COM.MICROSOFT.CONCAT(&quot;R&quot;; TEXT(COLUMN()-1; &quot;000&quot;))" office:value-type="string" office:string-value="R029" calcext:value-type="string">
            <text:p>R029</text:p>
          </table:table-cell>
          <table:table-cell table:style-name="ce16" table:formula="of:=COM.MICROSOFT.CONCAT(&quot;R&quot;; TEXT(COLUMN()-1; &quot;000&quot;))" office:value-type="string" office:string-value="R030" calcext:value-type="string">
            <text:p>R030</text:p>
          </table:table-cell>
          <table:table-cell table:style-name="ce16" table:formula="of:=COM.MICROSOFT.CONCAT(&quot;R&quot;; TEXT(COLUMN()-1; &quot;000&quot;))" office:value-type="string" office:string-value="R031" calcext:value-type="string">
            <text:p>R031</text:p>
          </table:table-cell>
          <table:table-cell table:style-name="ce16" table:formula="of:=COM.MICROSOFT.CONCAT(&quot;R&quot;; TEXT(COLUMN()-1; &quot;000&quot;))" office:value-type="string" office:string-value="R032" calcext:value-type="string">
            <text:p>R032</text:p>
          </table:table-cell>
          <table:table-cell table:style-name="ce16" table:formula="of:=COM.MICROSOFT.CONCAT(&quot;R&quot;; TEXT(COLUMN()-1; &quot;000&quot;))" office:value-type="string" office:string-value="R033" calcext:value-type="string">
            <text:p>R033</text:p>
          </table:table-cell>
          <table:table-cell table:style-name="ce16" table:formula="of:=COM.MICROSOFT.CONCAT(&quot;R&quot;; TEXT(COLUMN()-1; &quot;000&quot;))" office:value-type="string" office:string-value="R034" calcext:value-type="string">
            <text:p>R034</text:p>
          </table:table-cell>
          <table:table-cell table:style-name="ce16" table:formula="of:=COM.MICROSOFT.CONCAT(&quot;R&quot;; TEXT(COLUMN()-1; &quot;000&quot;))" office:value-type="string" office:string-value="R035" calcext:value-type="string">
            <text:p>R035</text:p>
          </table:table-cell>
          <table:table-cell table:style-name="ce16" table:formula="of:=COM.MICROSOFT.CONCAT(&quot;R&quot;; TEXT(COLUMN()-1; &quot;000&quot;))" office:value-type="string" office:string-value="R036" calcext:value-type="string">
            <text:p>R036</text:p>
          </table:table-cell>
          <table:table-cell table:style-name="ce16" table:formula="of:=COM.MICROSOFT.CONCAT(&quot;R&quot;; TEXT(COLUMN()-1; &quot;000&quot;))" office:value-type="string" office:string-value="R037" calcext:value-type="string">
            <text:p>R037</text:p>
          </table:table-cell>
          <table:table-cell table:style-name="ce16" table:formula="of:=COM.MICROSOFT.CONCAT(&quot;R&quot;; TEXT(COLUMN()-1; &quot;000&quot;))" office:value-type="string" office:string-value="R038" calcext:value-type="string">
            <text:p>R038</text:p>
          </table:table-cell>
          <table:table-cell table:style-name="ce16" table:formula="of:=COM.MICROSOFT.CONCAT(&quot;R&quot;; TEXT(COLUMN()-1; &quot;000&quot;))" office:value-type="string" office:string-value="R039" calcext:value-type="string">
            <text:p>R039</text:p>
          </table:table-cell>
          <table:table-cell table:style-name="ce16" table:formula="of:=COM.MICROSOFT.CONCAT(&quot;R&quot;; TEXT(COLUMN()-1; &quot;000&quot;))" office:value-type="string" office:string-value="R040" calcext:value-type="string">
            <text:p>R040</text:p>
          </table:table-cell>
          <table:table-cell table:style-name="ce16" table:formula="of:=COM.MICROSOFT.CONCAT(&quot;R&quot;; TEXT(COLUMN()-1; &quot;000&quot;))" office:value-type="string" office:string-value="R041" calcext:value-type="string">
            <text:p>R041</text:p>
          </table:table-cell>
          <table:table-cell table:style-name="ce16" table:formula="of:=COM.MICROSOFT.CONCAT(&quot;R&quot;; TEXT(COLUMN()-1; &quot;000&quot;))" office:value-type="string" office:string-value="R042" calcext:value-type="string">
            <text:p>R042</text:p>
          </table:table-cell>
          <table:table-cell table:style-name="ce16" table:formula="of:=COM.MICROSOFT.CONCAT(&quot;R&quot;; TEXT(COLUMN()-1; &quot;000&quot;))" office:value-type="string" office:string-value="R043" calcext:value-type="string">
            <text:p>R043</text:p>
          </table:table-cell>
          <table:table-cell table:style-name="ce16" table:formula="of:=COM.MICROSOFT.CONCAT(&quot;R&quot;; TEXT(COLUMN()-1; &quot;000&quot;))" office:value-type="string" office:string-value="R044" calcext:value-type="string">
            <text:p>R044</text:p>
          </table:table-cell>
          <table:table-cell table:style-name="ce16" table:formula="of:=COM.MICROSOFT.CONCAT(&quot;R&quot;; TEXT(COLUMN()-1; &quot;000&quot;))" office:value-type="string" office:string-value="R045" calcext:value-type="string">
            <text:p>R045</text:p>
          </table:table-cell>
          <table:table-cell table:style-name="ce16" table:formula="of:=COM.MICROSOFT.CONCAT(&quot;R&quot;; TEXT(COLUMN()-1; &quot;000&quot;))" office:value-type="string" office:string-value="R046" calcext:value-type="string">
            <text:p>R046</text:p>
          </table:table-cell>
          <table:table-cell table:style-name="ce16" table:formula="of:=COM.MICROSOFT.CONCAT(&quot;R&quot;; TEXT(COLUMN()-1; &quot;000&quot;))" office:value-type="string" office:string-value="R047" calcext:value-type="string">
            <text:p>R047</text:p>
          </table:table-cell>
          <table:table-cell table:style-name="ce16" table:formula="of:=COM.MICROSOFT.CONCAT(&quot;R&quot;; TEXT(COLUMN()-1; &quot;000&quot;))" office:value-type="string" office:string-value="R048" calcext:value-type="string">
            <text:p>R048</text:p>
          </table:table-cell>
          <table:table-cell table:style-name="ce16" table:formula="of:=COM.MICROSOFT.CONCAT(&quot;R&quot;; TEXT(COLUMN()-1; &quot;000&quot;))" office:value-type="string" office:string-value="R049" calcext:value-type="string">
            <text:p>R049</text:p>
          </table:table-cell>
          <table:table-cell table:style-name="ce16" table:formula="of:=COM.MICROSOFT.CONCAT(&quot;R&quot;; TEXT(COLUMN()-1; &quot;000&quot;))" office:value-type="string" office:string-value="R050" calcext:value-type="string">
            <text:p>R050</text:p>
          </table:table-cell>
          <table:table-cell table:style-name="ce16" table:formula="of:=COM.MICROSOFT.CONCAT(&quot;R&quot;; TEXT(COLUMN()-1; &quot;000&quot;))" office:value-type="string" office:string-value="R051" calcext:value-type="string">
            <text:p>R051</text:p>
          </table:table-cell>
          <table:table-cell table:style-name="ce16" table:formula="of:=COM.MICROSOFT.CONCAT(&quot;R&quot;; TEXT(COLUMN()-1; &quot;000&quot;))" office:value-type="string" office:string-value="R052" calcext:value-type="string">
            <text:p>R052</text:p>
          </table:table-cell>
          <table:table-cell table:style-name="ce16" table:formula="of:=COM.MICROSOFT.CONCAT(&quot;R&quot;; TEXT(COLUMN()-1; &quot;000&quot;))" office:value-type="string" office:string-value="R053" calcext:value-type="string">
            <text:p>R053</text:p>
          </table:table-cell>
          <table:table-cell table:style-name="ce16" table:formula="of:=COM.MICROSOFT.CONCAT(&quot;R&quot;; TEXT(COLUMN()-1; &quot;000&quot;))" office:value-type="string" office:string-value="R054" calcext:value-type="string">
            <text:p>R054</text:p>
          </table:table-cell>
          <table:table-cell table:style-name="ce16" table:formula="of:=COM.MICROSOFT.CONCAT(&quot;R&quot;; TEXT(COLUMN()-1; &quot;000&quot;))" office:value-type="string" office:string-value="R055" calcext:value-type="string">
            <text:p>R055</text:p>
          </table:table-cell>
          <table:table-cell table:style-name="ce16" table:formula="of:=COM.MICROSOFT.CONCAT(&quot;R&quot;; TEXT(COLUMN()-1; &quot;000&quot;))" office:value-type="string" office:string-value="R056" calcext:value-type="string">
            <text:p>R056</text:p>
          </table:table-cell>
          <table:table-cell table:style-name="ce16" table:formula="of:=COM.MICROSOFT.CONCAT(&quot;R&quot;; TEXT(COLUMN()-1; &quot;000&quot;))" office:value-type="string" office:string-value="R057" calcext:value-type="string">
            <text:p>R057</text:p>
          </table:table-cell>
          <table:table-cell table:style-name="ce16" table:formula="of:=COM.MICROSOFT.CONCAT(&quot;R&quot;; TEXT(COLUMN()-1; &quot;000&quot;))" office:value-type="string" office:string-value="R058" calcext:value-type="string">
            <text:p>R058</text:p>
          </table:table-cell>
          <table:table-cell table:style-name="ce16" table:formula="of:=COM.MICROSOFT.CONCAT(&quot;R&quot;; TEXT(COLUMN()-1; &quot;000&quot;))" office:value-type="string" office:string-value="R059" calcext:value-type="string">
            <text:p>R059</text:p>
          </table:table-cell>
          <table:table-cell table:style-name="ce16" table:formula="of:=COM.MICROSOFT.CONCAT(&quot;R&quot;; TEXT(COLUMN()-1; &quot;000&quot;))" office:value-type="string" office:string-value="R060" calcext:value-type="string">
            <text:p>R060</text:p>
          </table:table-cell>
          <table:table-cell table:style-name="ce16" table:formula="of:=COM.MICROSOFT.CONCAT(&quot;R&quot;; TEXT(COLUMN()-1; &quot;000&quot;))" office:value-type="string" office:string-value="R061" calcext:value-type="string">
            <text:p>R061</text:p>
          </table:table-cell>
          <table:table-cell table:style-name="ce16" table:formula="of:=COM.MICROSOFT.CONCAT(&quot;R&quot;; TEXT(COLUMN()-1; &quot;000&quot;))" office:value-type="string" office:string-value="R062" calcext:value-type="string">
            <text:p>R062</text:p>
          </table:table-cell>
          <table:table-cell table:style-name="ce16" table:formula="of:=COM.MICROSOFT.CONCAT(&quot;R&quot;; TEXT(COLUMN()-1; &quot;000&quot;))" office:value-type="string" office:string-value="R063" calcext:value-type="string">
            <text:p>R063</text:p>
          </table:table-cell>
          <table:table-cell table:style-name="ce16" table:formula="of:=COM.MICROSOFT.CONCAT(&quot;R&quot;; TEXT(COLUMN()-1; &quot;000&quot;))" office:value-type="string" office:string-value="R064" calcext:value-type="string">
            <text:p>R064</text:p>
          </table:table-cell>
          <table:table-cell table:style-name="ce16" table:formula="of:=COM.MICROSOFT.CONCAT(&quot;R&quot;; TEXT(COLUMN()-1; &quot;000&quot;))" office:value-type="string" office:string-value="R065" calcext:value-type="string">
            <text:p>R065</text:p>
          </table:table-cell>
          <table:table-cell table:style-name="ce16" table:formula="of:=COM.MICROSOFT.CONCAT(&quot;R&quot;; TEXT(COLUMN()-1; &quot;000&quot;))" office:value-type="string" office:string-value="R066" calcext:value-type="string">
            <text:p>R066</text:p>
          </table:table-cell>
          <table:table-cell table:style-name="ce12" table:formula="of:=COM.MICROSOFT.CONCAT(&quot;R&quot;; TEXT(COLUMN()-1; &quot;000&quot;))" office:value-type="string" office:string-value="R067" calcext:value-type="string">
            <text:p>R067</text:p>
          </table:table-cell>
        </table:table-row>
        <table:table-row table:style-name="ro9">
          <table:table-cell table:formula="of:=IF([$'Use Case Scenario'.$A2]=&quot;&quot;;&quot;&quot;;[$'Use Case Scenario'.$A2])" office:value-type="string" office:string-value="UCS-001" calcext:value-type="string">
            <text:p>UCS-001</text:p>
          </table:table-cell>
          <table:table-cell table:number-columns-repeated="4" office:value-type="string" calcext:value-type="string">
            <text:p>X</text:p>
          </table:table-cell>
          <table:table-cell table:number-columns-repeated="63"/>
        </table:table-row>
        <table:table-row table:style-name="ro9">
          <table:table-cell table:style-name="ce14" table:formula="of:=IF([$'Use Case Scenario'.$A3]=&quot;&quot;;&quot;&quot;;[$'Use Case Scenario'.$A3])" office:value-type="string" office:string-value="UCS-002" calcext:value-type="string">
            <text:p>UCS-002</text:p>
          </table:table-cell>
          <table:table-cell table:style-name="ce18" table:number-columns-repeated="4"/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60"/>
          <table:table-cell table:style-name="ce21"/>
        </table:table-row>
        <table:table-row table:style-name="ro9">
          <table:table-cell table:formula="of:=IF([$'Use Case Scenario'.$A4]=&quot;&quot;;&quot;&quot;;[$'Use Case Scenario'.$A4])" office:value-type="string" office:string-value="UCS-003" calcext:value-type="string">
            <text:p>UCS-00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9">
          <table:table-cell table:style-name="ce14" table:formula="of:=IF([$'Use Case Scenario'.$A5]=&quot;&quot;;&quot;&quot;;[$'Use Case Scenario'.$A5])" office:value-type="string" office:string-value="UCS-004" calcext:value-type="string">
            <text:p>UCS-004</text:p>
          </table:table-cell>
          <table:table-cell table:style-name="ce18" table:number-columns-repeated="8"/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56"/>
          <table:table-cell table:style-name="ce21"/>
        </table:table-row>
        <table:table-row table:style-name="ro9">
          <table:table-cell table:formula="of:=IF([$'Use Case Scenario'.$A6]=&quot;&quot;;&quot;&quot;;[$'Use Case Scenario'.$A6])" office:value-type="string" office:string-value="UCS-005" calcext:value-type="string">
            <text:p>UCS-005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9">
          <table:table-cell table:style-name="ce14" table:formula="of:=IF([$'Use Case Scenario'.$A7]=&quot;&quot;;&quot;&quot;;[$'Use Case Scenario'.$A7])" office:value-type="string" office:string-value="UCS-006" calcext:value-type="string">
            <text:p>UCS-006</text:p>
          </table:table-cell>
          <table:table-cell table:style-name="ce18" table:number-columns-repeated="25"/>
          <table:table-cell table:style-name="ce18" office:value-type="string" calcext:value-type="string">
            <text:p>X</text:p>
          </table:table-cell>
          <table:table-cell table:style-name="ce18" table:number-columns-repeated="40"/>
          <table:table-cell table:style-name="ce21"/>
        </table:table-row>
        <table:table-row table:style-name="ro9">
          <table:table-cell table:formula="of:=IF([$'Use Case Scenario'.$A8]=&quot;&quot;;&quot;&quot;;[$'Use Case Scenario'.$A8])" office:value-type="string" office:string-value="UCS-007" calcext:value-type="string">
            <text:p>UCS-007</text:p>
          </table:table-cell>
          <table:table-cell table:number-columns-repeated="67"/>
        </table:table-row>
        <table:table-row table:style-name="ro9">
          <table:table-cell table:style-name="ce14" table:formula="of:=IF([$'Use Case Scenario'.$A9]=&quot;&quot;;&quot;&quot;;[$'Use Case Scenario'.$A9])" office:value-type="string" office:string-value="UCS-008" calcext:value-type="string">
            <text:p>UCS-008</text:p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10]=&quot;&quot;;&quot;&quot;;[$'Use Case Scenario'.$A10])" office:value-type="string" office:string-value="UCS-009" calcext:value-type="string">
            <text:p>UCS-009</text:p>
          </table:table-cell>
          <table:table-cell table:number-columns-repeated="67"/>
        </table:table-row>
        <table:table-row table:style-name="ro9">
          <table:table-cell table:style-name="ce14" table:formula="of:=IF([$'Use Case Scenario'.$A11]=&quot;&quot;;&quot;&quot;;[$'Use Case Scenario'.$A11])" office:value-type="string" office:string-value="UCS-010" calcext:value-type="string">
            <text:p>UCS-010</text:p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12]=&quot;&quot;;&quot;&quot;;[$'Use Case Scenario'.$A12])" office:value-type="string" office:string-value="UCS-011" calcext:value-type="string">
            <text:p>UCS-011</text:p>
          </table:table-cell>
          <table:table-cell table:number-columns-repeated="67"/>
        </table:table-row>
        <table:table-row table:style-name="ro9">
          <table:table-cell table:style-name="ce14" table:formula="of:=IF([$'Use Case Scenario'.$A13]=&quot;&quot;;&quot;&quot;;[$'Use Case Scenario'.$A13])" office:value-type="string" office:string-value="UCS-012" calcext:value-type="string">
            <text:p>UCS-012</text:p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14]=&quot;&quot;;&quot;&quot;;[$'Use Case Scenario'.$A14])" office:value-type="string" office:string-value="UCS-013" calcext:value-type="string">
            <text:p>UCS-013</text:p>
          </table:table-cell>
          <table:table-cell table:number-columns-repeated="67"/>
        </table:table-row>
        <table:table-row table:style-name="ro9">
          <table:table-cell table:style-name="ce14" table:formula="of:=IF([$'Use Case Scenario'.$A15]=&quot;&quot;;&quot;&quot;;[$'Use Case Scenario'.$A15])" office:value-type="string" office:string-value="UCS-014" calcext:value-type="string">
            <text:p>UCS-014</text:p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16]=&quot;&quot;;&quot;&quot;;[$'Use Case Scenario'.$A16])" office:value-type="string" office:string-value="UCS-015" calcext:value-type="string">
            <text:p>UCS-015</text:p>
          </table:table-cell>
          <table:table-cell table:number-columns-repeated="67"/>
        </table:table-row>
        <table:table-row table:style-name="ro9">
          <table:table-cell table:style-name="ce14" table:formula="of:=IF([$'Use Case Scenario'.$A17]=&quot;&quot;;&quot;&quot;;[$'Use Case Scenario'.$A17])" office:value-type="string" office:string-value="UCS-016" calcext:value-type="string">
            <text:p>UCS-016</text:p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18]=&quot;&quot;;&quot;&quot;;[$'Use Case Scenario'.$A18])" office:value-type="string" office:string-value="UCS-017" calcext:value-type="string">
            <text:p>UCS-017</text:p>
          </table:table-cell>
          <table:table-cell table:number-columns-repeated="67"/>
        </table:table-row>
        <table:table-row table:style-name="ro9">
          <table:table-cell table:style-name="ce14" table:formula="of:=IF([$'Use Case Scenario'.$A19]=&quot;&quot;;&quot;&quot;;[$'Use Case Scenario'.$A19])" office:value-type="string" office:string-value="UCS-018" calcext:value-type="string">
            <text:p>UCS-018</text:p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20]=&quot;&quot;;&quot;&quot;;[$'Use Case Scenario'.$A20])" office:value-type="string" office:string-value="UCS-019" calcext:value-type="string">
            <text:p>UCS-019</text:p>
          </table:table-cell>
          <table:table-cell table:number-columns-repeated="67"/>
        </table:table-row>
        <table:table-row table:style-name="ro9">
          <table:table-cell table:style-name="ce14" table:formula="of:=IF([$'Use Case Scenario'.$A21]=&quot;&quot;;&quot;&quot;;[$'Use Case Scenario'.$A21])" office:value-type="string" office:string-value="UCS-020" calcext:value-type="string">
            <text:p>UCS-020</text:p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22]=&quot;&quot;;&quot;&quot;;[$'Use Case Scenario'.$A22])" office:value-type="string" office:string-value="UCS-021" calcext:value-type="string">
            <text:p>UCS-021</text:p>
          </table:table-cell>
          <table:table-cell table:number-columns-repeated="67"/>
        </table:table-row>
        <table:table-row table:style-name="ro9">
          <table:table-cell table:style-name="ce14" table:formula="of:=IF([$'Use Case Scenario'.$A23]=&quot;&quot;;&quot;&quot;;[$'Use Case Scenario'.$A23])" office:value-type="string" office:string-value="UCS-022" calcext:value-type="string">
            <text:p>UCS-022</text:p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24]=&quot;&quot;;&quot;&quot;;[$'Use Case Scenario'.$A24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25]=&quot;&quot;;&quot;&quot;;[$'Use Case Scenario'.$A25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26]=&quot;&quot;;&quot;&quot;;[$'Use Case Scenario'.$A26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27]=&quot;&quot;;&quot;&quot;;[$'Use Case Scenario'.$A27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28]=&quot;&quot;;&quot;&quot;;[$'Use Case Scenario'.$A28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29]=&quot;&quot;;&quot;&quot;;[$'Use Case Scenario'.$A29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30]=&quot;&quot;;&quot;&quot;;[$'Use Case Scenario'.$A30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31]=&quot;&quot;;&quot;&quot;;[$'Use Case Scenario'.$A31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32]=&quot;&quot;;&quot;&quot;;[$'Use Case Scenario'.$A32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33]=&quot;&quot;;&quot;&quot;;[$'Use Case Scenario'.$A33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34]=&quot;&quot;;&quot;&quot;;[$'Use Case Scenario'.$A34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35]=&quot;&quot;;&quot;&quot;;[$'Use Case Scenario'.$A35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36]=&quot;&quot;;&quot;&quot;;[$'Use Case Scenario'.$A36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37]=&quot;&quot;;&quot;&quot;;[$'Use Case Scenario'.$A37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38]=&quot;&quot;;&quot;&quot;;[$'Use Case Scenario'.$A38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39]=&quot;&quot;;&quot;&quot;;[$'Use Case Scenario'.$A39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40]=&quot;&quot;;&quot;&quot;;[$'Use Case Scenario'.$A40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41]=&quot;&quot;;&quot;&quot;;[$'Use Case Scenario'.$A41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42]=&quot;&quot;;&quot;&quot;;[$'Use Case Scenario'.$A42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43]=&quot;&quot;;&quot;&quot;;[$'Use Case Scenario'.$A43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44]=&quot;&quot;;&quot;&quot;;[$'Use Case Scenario'.$A44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45]=&quot;&quot;;&quot;&quot;;[$'Use Case Scenario'.$A45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46]=&quot;&quot;;&quot;&quot;;[$'Use Case Scenario'.$A46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47]=&quot;&quot;;&quot;&quot;;[$'Use Case Scenario'.$A47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48]=&quot;&quot;;&quot;&quot;;[$'Use Case Scenario'.$A48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49]=&quot;&quot;;&quot;&quot;;[$'Use Case Scenario'.$A49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50]=&quot;&quot;;&quot;&quot;;[$'Use Case Scenario'.$A50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51]=&quot;&quot;;&quot;&quot;;[$'Use Case Scenario'.$A51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52]=&quot;&quot;;&quot;&quot;;[$'Use Case Scenario'.$A52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53]=&quot;&quot;;&quot;&quot;;[$'Use Case Scenario'.$A53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54]=&quot;&quot;;&quot;&quot;;[$'Use Case Scenario'.$A54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55]=&quot;&quot;;&quot;&quot;;[$'Use Case Scenario'.$A55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56]=&quot;&quot;;&quot;&quot;;[$'Use Case Scenario'.$A56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57]=&quot;&quot;;&quot;&quot;;[$'Use Case Scenario'.$A57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formula="of:=IF([$'Use Case Scenario'.$A58]=&quot;&quot;;&quot;&quot;;[$'Use Case Scenario'.$A58])">
            <text:p/>
          </table:table-cell>
          <table:table-cell table:number-columns-repeated="67"/>
        </table:table-row>
        <table:table-row table:style-name="ro9">
          <table:table-cell table:style-name="ce14" table:formula="of:=IF([$'Use Case Scenario'.$A59]=&quot;&quot;;&quot;&quot;;[$'Use Case Scenario'.$A59])">
            <text:p/>
          </table:table-cell>
          <table:table-cell table:style-name="ce18" table:number-columns-repeated="66"/>
          <table:table-cell table:style-name="ce21"/>
        </table:table-row>
        <table:table-row table:style-name="ro9">
          <table:table-cell table:style-name="ce15" table:formula="of:=IF([$'Use Case Scenario'.$A60]=&quot;&quot;;&quot;&quot;;[$'Use Case Scenario'.$A60])">
            <text:p/>
          </table:table-cell>
          <table:table-cell table:style-name="ce19" table:number-columns-repeated="66"/>
          <table:table-cell table:style-name="ce22"/>
        </table:table-row>
        <table:table-row table:style-name="ro1">
          <table:table-cell table:style-name="Default" table:formula="of:=IF([$'Use Case Scenario'.$A61]=&quot;&quot;;&quot;&quot;;[$'Use Case Scenario'.$A61])">
            <text:p/>
          </table:table-cell>
          <table:table-cell table:style-name="Default" table:number-columns-repeated="67"/>
        </table:table-row>
        <table:table-row table:style-name="ro1">
          <table:table-cell table:style-name="Default" table:formula="of:=IF([$'Use Case Scenario'.$A62]=&quot;&quot;;&quot;&quot;;[$'Use Case Scenario'.$A62])">
            <text:p/>
          </table:table-cell>
          <table:table-cell table:style-name="Default" table:number-columns-repeated="67"/>
        </table:table-row>
        <table:table-row table:style-name="ro1">
          <table:table-cell table:style-name="Default" table:formula="of:=IF([$'Use Case Scenario'.$A63]=&quot;&quot;;&quot;&quot;;[$'Use Case Scenario'.$A63])">
            <text:p/>
          </table:table-cell>
          <table:table-cell table:style-name="Default" table:number-columns-repeated="67"/>
        </table:table-row>
        <table:table-row table:style-name="ro1">
          <table:table-cell table:style-name="Default" table:formula="of:=IF([$'Use Case Scenario'.$A64]=&quot;&quot;;&quot;&quot;;[$'Use Case Scenario'.$A64])">
            <text:p/>
          </table:table-cell>
          <table:table-cell table:style-name="Default" table:number-columns-repeated="67"/>
        </table:table-row>
        <table:table-row table:style-name="ro1">
          <table:table-cell table:style-name="Default" table:formula="of:=IF([$'Use Case Scenario'.$A65]=&quot;&quot;;&quot;&quot;;[$'Use Case Scenario'.$A65])">
            <text:p/>
          </table:table-cell>
          <table:table-cell table:style-name="Default" table:number-columns-repeated="67"/>
        </table:table-row>
        <table:table-row table:style-name="ro1">
          <table:table-cell table:style-name="Default" table:formula="of:=IF([$'Use Case Scenario'.$A66]=&quot;&quot;;&quot;&quot;;[$'Use Case Scenario'.$A66])">
            <text:p/>
          </table:table-cell>
          <table:table-cell table:style-name="Default" table:number-columns-repeated="67"/>
        </table:table-row>
        <table:table-row table:style-name="ro1">
          <table:table-cell table:style-name="Default" table:formula="of:=IF([$'Use Case Scenario'.$A67]=&quot;&quot;;&quot;&quot;;[$'Use Case Scenario'.$A67])">
            <text:p/>
          </table:table-cell>
          <table:table-cell table:style-name="Default" table:number-columns-repeated="67"/>
        </table:table-row>
        <table:table-row table:style-name="ro1">
          <table:table-cell table:style-name="Default" table:formula="of:=IF([$'Use Case Scenario'.$A68]=&quot;&quot;;&quot;&quot;;[$'Use Case Scenario'.$A68])">
            <text:p/>
          </table:table-cell>
          <table:table-cell table:style-name="Default" table:number-columns-repeated="67"/>
        </table:table-row>
      </table:table>
      <table:named-expressions/>
      <table:database-ranges>
        <table:database-range table:name="__Anonymous_Sheet_DB__0" table:target-range-address="Requirements.A1:Requirements.D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7:14:43.3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09:52:52.483000000</meta:creation-date>
    <dc:date>2024-10-27T18:51:33.165000000</dc:date>
    <meta:editing-duration>PT36M26S</meta:editing-duration>
    <meta:editing-cycles>2</meta:editing-cycles>
    <meta:generator>LibreOffice/24.8.2.1$Windows_X86_64 LibreOffice_project/0f794b6e29741098670a3b95d60478a65d05ef13</meta:generator>
    <meta:document-statistic meta:table-count="3" meta:cell-count="628" meta:object-count="0"/>
  </office:meta>
</office:document-meta>
</file>